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9pt"/>
    </style:style>
    <style:style style:name="co2" style:family="table-column">
      <style:table-column-properties fo:break-before="auto" style:column-width="95.19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122.85pt"/>
    </style:style>
    <style:style style:name="co6" style:family="table-column">
      <style:table-column-properties fo:break-before="auto" style:column-width="699.2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05.85pt"/>
    </style:style>
    <style:style style:name="co9" style:family="table-column">
      <style:table-column-properties fo:break-before="auto" style:column-width="190.91pt"/>
    </style:style>
    <style:style style:name="co10" style:family="table-column">
      <style:table-column-properties fo:break-before="auto" style:column-width="275.05pt"/>
    </style:style>
    <style:style style:name="co11" style:family="table-column">
      <style:table-column-properties fo:break-before="auto" style:column-width="95.95pt"/>
    </style:style>
    <style:style style:name="co12" style:family="table-column">
      <style:table-column-properties fo:break-before="auto" style:column-width="228.76pt"/>
    </style:style>
    <style:style style:name="co13" style:family="table-column">
      <style:table-column-properties fo:break-before="auto" style:column-width="52.7pt"/>
    </style:style>
    <style:style style:name="co14" style:family="table-column">
      <style:table-column-properties fo:break-before="auto" style:column-width="67.41pt"/>
    </style:style>
    <style:style style:name="co15" style:family="table-column">
      <style:table-column-properties fo:break-before="auto" style:column-width="65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7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158.71pt" fo:break-before="auto" style:use-optimal-row-height="true"/>
    </style:style>
    <style:style style:name="ro5" style:family="table-row">
      <style:table-row-properties style:row-height="147.46pt" fo:break-before="auto" style:use-optimal-row-height="true"/>
    </style:style>
    <style:style style:name="ro6" style:family="table-row">
      <style:table-row-properties style:row-height="79.94pt" fo:break-before="auto" style:use-optimal-row-height="true"/>
    </style:style>
    <style:style style:name="ro7" style:family="table-row">
      <style:table-row-properties style:row-height="102.44pt" fo:break-before="auto" style:use-optimal-row-height="true"/>
    </style:style>
    <style:style style:name="ro8" style:family="table-row">
      <style:table-row-properties style:row-height="91.19pt" fo:break-before="auto" style:use-optimal-row-height="true"/>
    </style:style>
    <style:style style:name="ro9" style:family="table-row">
      <style:table-row-properties style:row-height="136.2pt" fo:break-before="auto" style:use-optimal-row-height="true"/>
    </style:style>
    <style:style style:name="ro10" style:family="table-row">
      <style:table-row-properties style:row-height="34.95pt" fo:break-before="auto" style:use-optimal-row-height="true"/>
    </style:style>
    <style:style style:name="ro11" style:family="table-row">
      <style:table-row-properties style:row-height="271.19pt" fo:break-before="auto" style:use-optimal-row-height="true"/>
    </style:style>
    <style:style style:name="ro12" style:family="table-row">
      <style:table-row-properties style:row-height="214.95pt" fo:break-before="auto" style:use-optimal-row-height="true"/>
    </style:style>
    <style:style style:name="ro13" style:family="table-row">
      <style:table-row-properties style:row-height="181.19pt" fo:break-before="auto" style:use-optimal-row-height="true"/>
    </style:style>
    <style:style style:name="ro14" style:family="table-row">
      <style:table-row-properties style:row-height="31.21pt" fo:break-before="auto" style:use-optimal-row-height="false"/>
    </style:style>
    <style:style style:name="ro15" style:family="table-row">
      <style:table-row-properties style:row-height="23.84pt" fo:break-before="auto" style:use-optimal-row-height="true"/>
    </style:style>
    <style:style style:name="ro16" style:family="table-row">
      <style:table-row-properties style:row-height="23.7pt" fo:break-before="auto" style:use-optimal-row-height="true"/>
    </style:style>
    <style:style style:name="ro17" style:family="table-row">
      <style:table-row-properties style:row-height="237.46pt" fo:break-before="auto" style:use-optimal-row-height="true"/>
    </style:style>
    <style:style style:name="ro18" style:family="table-row">
      <style:table-row-properties style:row-height="113.7pt" fo:break-before="auto" style:use-optimal-row-height="true"/>
    </style:style>
    <style:style style:name="ro19" style:family="table-row">
      <style:table-row-properties style:row-height="192.44pt" fo:break-before="auto" style:use-optimal-row-height="true"/>
    </style:style>
    <style:style style:name="ro20" style:family="table-row">
      <style:table-row-properties style:row-height="158.2pt" fo:break-before="auto" style:use-optimal-row-height="true"/>
    </style:style>
    <style:style style:name="ro21" style:family="table-row">
      <style:table-row-properties style:row-height="68.66pt" fo:break-before="auto" style:use-optimal-row-height="true"/>
    </style:style>
    <style:style style:name="ro22" style:family="table-row">
      <style:table-row-properties style:row-height="147pt" fo:break-before="auto" style:use-optimal-row-height="true"/>
    </style:style>
    <style:style style:name="ro23" style:family="table-row">
      <style:table-row-properties style:row-height="79.85pt" fo:break-before="auto" style:use-optimal-row-height="true"/>
    </style:style>
    <style:style style:name="ro24" style:family="table-row">
      <style:table-row-properties style:row-height="102.19pt" fo:break-before="auto" style:use-optimal-row-height="true"/>
    </style:style>
    <style:style style:name="ro25" style:family="table-row">
      <style:table-row-properties style:row-height="90.99pt" fo:break-before="auto" style:use-optimal-row-height="true"/>
    </style:style>
    <style:style style:name="ro26" style:family="table-row">
      <style:table-row-properties style:row-height="135.81pt" fo:break-before="auto" style:use-optimal-row-height="true"/>
    </style:style>
    <style:style style:name="ro27" style:family="table-row">
      <style:table-row-properties style:row-height="35.04pt" fo:break-before="auto" style:use-optimal-row-height="true"/>
    </style:style>
    <style:style style:name="ro28" style:family="table-row">
      <style:table-row-properties style:row-height="270.11pt" fo:break-before="auto" style:use-optimal-row-height="true"/>
    </style:style>
    <style:style style:name="ro29" style:family="table-row">
      <style:table-row-properties style:row-height="214.16pt" fo:break-before="auto" style:use-optimal-row-height="true"/>
    </style:style>
    <style:style style:name="ro30" style:family="table-row">
      <style:table-row-properties style:row-height="180.54pt" fo:break-before="auto" style:use-optimal-row-height="true"/>
    </style:style>
    <style:style style:name="ro31" style:family="table-row">
      <style:table-row-properties style:row-height="236.55pt" fo:break-before="auto" style:use-optimal-row-height="true"/>
    </style:style>
    <style:style style:name="ro32" style:family="table-row">
      <style:table-row-properties style:row-height="113.41pt" fo:break-before="auto" style:use-optimal-row-height="true"/>
    </style:style>
    <style:style style:name="ro33" style:family="table-row">
      <style:table-row-properties style:row-height="191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d5e5f5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d5e5f5" fo:border-left="none" fo:border-right="none" fo:border-top="0.06pt solid #000000"/>
    </style:style>
    <style:style style:name="ce3" style:family="table-cell" style:parent-style-name="Default">
      <style:table-cell-properties fo:border-bottom="0.06pt solid #000000" fo:background-color="#cc66ff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f8e8d2" fo:wrap-option="wrap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0"/>
  </office:automatic-styles>
  <office:body>
    <office:spreadsheet>
      <table:calculation-settings table:automatic-find-labels="false"/>
      <table:table table:name="main_column_dictionary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number-columns-repeated="1018" table:default-cell-style-name="ce4"/>
        <table:table-row table:style-name="ro1">
          <table:table-cell table:style-name="ce1" office:value-type="string" calcext:value-type="string">
            <text:p>Raw extracted at the end of patch Beta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8"/>Table "public.dbpatch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olumn <text:s text:c="4"/></text:p>
          </table:table-cell>
          <table:table-cell office:value-type="string" calcext:value-type="string">
            <text:p><text:s text:c="12"/>Type <text:s text:c="1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+-----------------------------+-----------+----------+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atchnum <text:s text:c="5"/></text:p>
          </table:table-cell>
          <table:table-cell office:value-type="string" calcext:value-type="string">
            <text:p><text:s/>integer <text:s text:c="20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atchfilename </text:p>
          </table:table-cell>
          <table:table-cell office:value-type="string" calcext:value-type="string">
            <text:p><text:s/>text <text:s text:c="2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atepublished </text:p>
          </table:table-cell>
          <table:table-cell office:value-type="string" calcext:value-type="string">
            <text:p><text:s/>timestamp without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atchauthor <text:s text:c="2"/></text:p>
          </table:table-cell>
          <table:table-cell office:value-type="string" calcext:value-type="string">
            <text:p><text:s/>text <text:s text:c="2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es <text:s text:c="8"/></text:p>
          </table:table-cell>
          <table:table-cell office:value-type="string" calcext:value-type="string">
            <text:p><text:s/>text <text:s text:c="2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7"/>Table "public.actionrqstissuetyp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Column <text:s text:c="5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5"/>Default <text:s text:c="2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+---------+-----------+----------+------------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ssuetypeid <text:s text:c="4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actionrqstissuetype_issuetype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typename <text:s text:c="7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typedescription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uni_municode <text:s text:c="2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es <text:s text:c="10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8"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9"/>Table "public.ceactionreques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Column <text:s text:c="9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2"/>Default <text:s text:c="2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+--------------------------+-----------+----------+------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questid <text:s text:c="15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eactionrequest_request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requestpubliccc <text:s text:c="9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uni_municode <text:s text:c="11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roperty_propertyid <text:s text:c="5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issuetype_issuetypeid <text:s text:c="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ctrequestor_requestor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ecase_caseid <text:s text:c="11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ubmittedtimestamp <text:s text:c="6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ateofrecord <text:s text:c="12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ataddress <text:s text:c="12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ofconcern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requestdescription <text:s text:c="6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isurgent <text:s text:c="16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nonymityrequested <text:s text:c="6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ginternalnotes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uniinternalnotes <text:s text:c="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ublicexternalnotes <text:s text:c="5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tatus_id <text:s text:c="15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aseattachmenttimestamp <text:s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accenabled <text:s text:c="13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true 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aseattachment_userid <text:s text:c="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35"/>Table "public.ceactionrequestphotodoc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Column <text:s text:c="10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-+---------+-----------+----------+---------+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hotodoc_photodocid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eactionrequest_reques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actionrequestphotodoc_pk" PRIMARY KEY, btree (photodoc_photodocid, ceactionrequest_requestid)</text:p>
            <text:p>Foreign-key constraints:</text:p>
            <text:p>    "ceactionrequestphotodoc_cear_fk" FOREIGN KEY (ceactionrequest_requestid) REFERENCES ceactionrequest(requestid)</text:p>
            <text:p>    "ceactionrequestphotodoc_phdoc_fk" FOREIGN KEY (photodoc_photodocid) REFERENCES photodoc(photodocid)</text:p>
            <text:p/>
            <text:p>                        Index "public.ceactionrequestphotodoc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Column <text:s text:c="10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-+---------+-------------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hotodoc_photodocid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eactionrequest_reques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30"/>Table "public.ceactionrequeststatus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+---------+-----------+----------+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tatusid <text:s text:c="3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title <text:s text:c="6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actionrequeststatus_pkey" PRIMARY KEY, btree (statusid)</text:p>
            <text:p>Referenced by:</text:p>
            <text:p>    TABLE "ceactionrequest" CONSTRAINT "status_id_fk" FOREIGN KEY (status_id) REFERENCES ceactionrequeststatus(statusid)</text:p>
            <text:p/>
            <text:p>        Index "public.ceactionrequeststatus_p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tatus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5"/>Table "public.cecas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6"/>Default <text:s text:c="1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+--------------------------+-----------+----------+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seid <text:s text:c="1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ecase_case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ecasepubliccc <text:s text:c="5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roperty_property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ropertyunit_unit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ogin_userid <text:s text:c="7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asename <text:s text:c="11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asephase <text:s text:c="10"/></text:p>
          </table:table-cell>
          <table:table-cell office:value-type="string" calcext:value-type="string">
            <text:p><text:s/>casephase <text:s text:c="15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riginationdate <text:s text:c="4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losingdate <text:s text:c="8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reationtimestamp <text:s text:c="2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es <text:s text:c="14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accenabled <text:s text:c="8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true <text:s text:c="3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llowuplinkaccess <text:s text:c="2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true <text:s text:c="3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ropertyinfocase <text:s text:c="3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3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ecase_caseid_pk" PRIMARY KEY, btree (caseid)</text:p>
            <text:p>    "fki_cecase_login_userid_fk" btree (login_userid)</text:p>
            <text:p>Foreign-key constraints:</text:p>
            <text:p>    "cecase_login_userid_fk" FOREIGN KEY (login_userid) REFERENCES login(userid)</text:p>
            <text:p>    "cecase_propertyid_fk" FOREIGN KEY (property_propertyid) REFERENCES property(propertyid)</text:p>
            <text:p>    "cecase_unitid_fk" FOREIGN KEY (propertyunit_unitid) REFERENCES propertyunit(unitid)</text:p>
            <text:p>Referenced by:</text:p>
            <text:p>    TABLE "ceactionrequest" CONSTRAINT "ceactionrequest_caseid" FOREIGN KEY (cecase_caseid) REFERENCES cecase(caseid)</text:p>
            <text:p>    TABLE "ceevent" CONSTRAINT "ceevent_cecaseid_fk" FOREIGN KEY (cecase_caseid) REFERENCES cecase(caseid)</text:p>
            <text:p>    TABLE "codeviolation" CONSTRAINT "codeviolation_caseid_fk" FOREIGN KEY (cecase_caseid) REFERENCES cecase(caseid)</text:p>
            <text:p>    TABLE "loginobjecthistory" CONSTRAINT "hist_cecase_fk" FOREIGN KEY (cecase_caseid) REFERENCES cecase(caseid)</text:p>
            <text:p>    TABLE "noticeofviolation" CONSTRAINT "noticeofviolationcaseid_fk" FOREIGN KEY (caseid) REFERENCES cecase(caseid)</text:p>
            <text:p/>
            <text:p>            Index "public.cecase_caseid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lumn 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s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21"/>Sequence "public.cecase_case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8"/>Table "public.ceeven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Column <text:s text:c="9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7"/>Default <text:s text:c="1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+--------------------------+-----------+----------+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ventid <text:s text:c="17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eevent_event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eeventcategory_catid <text:s text:c="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ecase_caseid <text:s text:c="11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ateofrecord <text:s text:c="12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eventtimestamp <text:s text:c="10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eventdescription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ogin_userid <text:s text:c="1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isclosetomunicipality <text:s text:c="2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true <text:s text:c="3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isclosetopublic <text:s text:c="8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3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ctiveevent <text:s text:c="13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true <text:s text:c="3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requiresviewconfirmation 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3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hidden <text:s text:c="18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3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es <text:s text:c="19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viewconfirmedby <text:s text:c="9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viewconfirmedat <text:s text:c="9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viewrequestedby_person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viewnotes <text:s text:c="15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eevent_eventid_pk" PRIMARY KEY, btree (eventid)</text:p>
            <text:p>Foreign-key constraints:</text:p>
            <text:p>    "ceevent_cecaseid_fk" FOREIGN KEY (cecase_caseid) REFERENCES cecase(caseid)</text:p>
            <text:p>    "ceevent_ceeventcategory_fk" FOREIGN KEY (ceeventcategory_catid) REFERENCES ceeventcategory(categoryid)</text:p>
            <text:p>    "ceevent_login_userid" FOREIGN KEY (login_userid) REFERENCES login(userid)</text:p>
            <text:p>    "ceevent_viewrequestedby_fk" FOREIGN KEY (viewrequestedby_personid) REFERENCES login(userid)</text:p>
            <text:p>    "viewconfirmed_userid_fk" FOREIGN KEY (viewconfirmedby) REFERENCES login(userid)</text:p>
            <text:p>Referenced by:</text:p>
            <text:p>    TABLE "ceeventperson" CONSTRAINT "ceeventperson_ceevent_eventid_fk" FOREIGN KEY (ceevent_eventid) REFERENCES ceevent(eventid)</text:p>
            <text:p>    TABLE "codeviolation" CONSTRAINT "codeviolation_compliancetfevent_fk" FOREIGN KEY (compliancetfevent) REFERENCES ceevent(eventid)</text:p>
            <text:p>    TABLE "loginobjecthistory" CONSTRAINT "hist_event_fk" FOREIGN KEY (ceevent_eventid) REFERENCES ceevent(eventid)</text:p>
            <text:p/>
            <text:p>            Index "public.ceevent_eventid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v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20"/>Sequence "public.ceevent_event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3"/>Table "public.ceeventcategory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Column <text:s text:c="9"/></text:p>
          </table:table-cell>
          <table:table-cell office:value-type="string" calcext:value-type="string">
            <text:p><text:s text:c="4"/>Type <text:s text:c="4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3"/>Default <text:s text:c="2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+-------------+-----------+----------+-------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tegoryid <text:s text:c="14"/></text:p>
          </table:table-cell>
          <table:table-cell office:value-type="string" calcext:value-type="string">
            <text:p><text:s/>integer <text:s text:c="4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eeventcategory_category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ategorytype <text:s text:c="12"/></text:p>
          </table:table-cell>
          <table:table-cell office:value-type="string" calcext:value-type="string">
            <text:p><text:s/>ceeventtype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title <text:s text:c="19"/></text:p>
          </table:table-cell>
          <table:table-cell office:value-type="string" calcext:value-type="string">
            <text:p><text:s/>text <text:s text:c="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escription <text:s text:c="13"/></text:p>
          </table:table-cell>
          <table:table-cell office:value-type="string" calcext:value-type="string">
            <text:p><text:s/>text <text:s text:c="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userdeployable <text:s text:c="10"/></text:p>
          </table:table-cell>
          <table:table-cell office:value-type="string" calcext:value-type="string">
            <text:p><text:s/>boolean <text:s text:c="4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true <text:s text:c="4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unideployable <text:s text:c="10"/></text:p>
          </table:table-cell>
          <table:table-cell office:value-type="string" calcext:value-type="string">
            <text:p><text:s/>boolean <text:s text:c="4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ublicdeployable <text:s text:c="8"/></text:p>
          </table:table-cell>
          <table:table-cell office:value-type="string" calcext:value-type="string">
            <text:p><text:s/>boolean <text:s text:c="4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requiresviewconfirmation </text:p>
          </table:table-cell>
          <table:table-cell office:value-type="string" calcext:value-type="string">
            <text:p><text:s/>boolean <text:s text:c="4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ifycasemonitors <text:s text:c="6"/></text:p>
          </table:table-cell>
          <table:table-cell office:value-type="string" calcext:value-type="string">
            <text:p><text:s/>boolean <text:s text:c="4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asephasechangetrigger <text:s text:c="2"/></text:p>
          </table:table-cell>
          <table:table-cell office:value-type="string" calcext:value-type="string">
            <text:p><text:s/>boolean <text:s text:c="4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hidable <text:s text:c="17"/></text:p>
          </table:table-cell>
          <table:table-cell office:value-type="string" calcext:value-type="string">
            <text:p><text:s/>boolean <text:s text:c="4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eventcategory_categoryid_pk" PRIMARY KEY, btree (categoryid)</text:p>
            <text:p>Referenced by:</text:p>
            <text:p>    TABLE "ceevent" CONSTRAINT "ceevent_ceeventcategory_fk" FOREIGN KEY (ceeventcategory_catid) REFERENCES ceeventcategory(categoryid)</text:p>
            <text:p>    TABLE "propertyevent" CONSTRAINT "propevent_ceeventcategory_fk" FOREIGN KEY (ceeventcategory_catid) REFERENCES ceeventcategory(categoryid)</text:p>
            <text:p/>
            <text:p>        Index "public.ceeventcategory_categoryid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tegor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5"/>Sequence "public.ceeventcategory_category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" calcext:value-type="float">
            <text:p>1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35"/>Table "public.ceeventpers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Column <text:s text:c="5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+---------+-----------+----------+---------+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eevent_ev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erson_pers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eventperson_pk" PRIMARY KEY, btree (ceevent_eventid, person_personid)</text:p>
            <text:p>Foreign-key constraints:</text:p>
            <text:p>    "ceeventperson_ceevent_eventid_fk" FOREIGN KEY (ceevent_eventid) REFERENCES ceevent(eventid)</text:p>
            <text:p>    "ceeventperson_person_personid_fk" FOREIGN KEY (person_personid) REFERENCES person(personid)</text:p>
            <text:p/>
            <text:p>                   Index "public.ceeventperson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Column <text:s text:c="5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+---------+---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eevent_ev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erson_pers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6"/>Table "public.checklis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olumn <text:s text:c="4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0"/>Default <text:s text:c="2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+---------+-----------+----------+--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hecklistid <text:s text:c="2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hecklist_checklist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title <text:s text:c="8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escription <text:s text:c="2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uni_municode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ctive <text:s text:c="7"/></text:p>
          </table:table-cell>
          <table:table-cell office:value-type="string" calcext:value-type="string">
            <text:p><text:s/>boolean 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true <text:s text:c="4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spectionchecklist_checklistid_pk" PRIMARY KEY, btree (checklistid)</text:p>
            <text:p>Foreign-key constraints:</text:p>
            <text:p>    "inspectionchecklist_muni_fk" FOREIGN KEY (muni_municode) REFERENCES municipality(municode)</text:p>
            <text:p>Referenced by:</text:p>
            <text:p>    TABLE "checklistspaceelement" CONSTRAINT "cklist_spacetypeice_checklistid_fk" FOREIGN KEY (checklist_id) REFERENCES checklist(checklistid)</text:p>
            <text:p/>
            <text:p>                 Sequence "public.checklist_checklistid_s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1"/>Table "public.checklistspaceelemen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Column <text:s text:c="9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7"/>Default <text:s text:c="1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+---------+-----------+----------+-----------------------------------------+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hecklistspaceelem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hkliststice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hecklist_id <text:s text:c="11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paceelement_id <text:s text:c="8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required <text:s text:c="15"/></text:p>
          </table:table-cell>
          <table:table-cell office:value-type="string" calcext:value-type="string">
            <text:p><text:s/>boolean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kliststiceid_pk" PRIMARY KEY, btree (checklistspaceelementid)</text:p>
            <text:p>    "fki_checklsitspacelement_spaceelementid_fk" btree (spaceelement_id)</text:p>
            <text:p>Foreign-key constraints:</text:p>
            <text:p>    "checklsitspacelement_spaceelementid_fk" FOREIGN KEY (spaceelement_id) REFERENCES spaceelement(spaceelementid)</text:p>
            <text:p>    "cklist_spacetypeice_checklistid_fk" FOREIGN KEY (checklist_id) REFERENCES checklist(checklistid)</text:p>
            <text:p>Referenced by:</text:p>
            <text:p>    TABLE "inspectedchecklistspaceelement" CONSTRAINT "inspectedstice_chkliststice_id_fk" FOREIGN KEY (checklistspaceelement_id) REFERENCES checklistspaceelement(checklistspaceelementid)</text:p>
            <text:p/>
            <text:p>                      Index "public.chkliststiceid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Column <text:s text:c="4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+---------+-----------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hkliststic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21"/>Sequence "public.chkliststice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" calcext:value-type="float">
            <text:p>1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71"/>Table "public.citat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"/>Column <text:s text:c="11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9"/>Default <text:s text:c="1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---+--------------------------+-----------+----------+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itationid <text:s text:c="17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itation_citation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itationno <text:s text:c="1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tatus_statusid <text:s text:c="1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rigin_courtentity_entity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ogin_userid <text:s text:c="15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ateofrecord <text:s text:c="15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transtimestamp <text:s text:c="13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isactive <text:s text:c="19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true <text:s text:c="4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es <text:s text:c="22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itation_citationid_pk" PRIMARY KEY, btree (citationid)</text:p>
            <text:p>    "fki_citation_userid_fk" btree (login_userid)</text:p>
            <text:p>Foreign-key constraints:</text:p>
            <text:p>    "citation_citationstatusid_fk" FOREIGN KEY (status_statusid) REFERENCES citationstatus(statusid)</text:p>
            <text:p>    "citation_courtentity_entityid_fk" FOREIGN KEY (origin_courtentity_entityid) REFERENCES courtentity(entityid)</text:p>
            <text:p>    "citation_userid_fk" FOREIGN KEY (login_userid) REFERENCES login(userid)</text:p>
            <text:p/>
            <text:p>           Index "public.citation_citationid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itati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8"/>Sequence "public.citation_citation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4"/>Table "public.citationstatus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1"/>Default <text:s text:c="2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+---------+-----------+----------+----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tatusid <text:s text:c="3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itationstatus_status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tatusname <text:s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itationstatus_statusid_pk" PRIMARY KEY, btree (statusid)</text:p>
            <text:p>Referenced by:</text:p>
            <text:p>    TABLE "citation" CONSTRAINT "citation_citationstatusid_fk" FOREIGN KEY (status_statusid) REFERENCES citationstatus(statusid)</text:p>
            <text:p/>
            <text:p>        Index "public.citationstatus_statusid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tatus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6"/>Sequence "public.citationstatus_status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" calcext:value-type="float">
            <text:p>1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8"/>Table "public.citationviolat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Column <text:s text:c="10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1"/>Default <text:s text:c="2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-+---------+-----------+----------+-------------------------------------------------+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itationviolationid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itationviolation_cv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itation_citationid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deviolation_violati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itationviolation_pkey" PRIMARY KEY, btree (citationviolationid)</text:p>
            <text:p>Foreign-key constraints:</text:p>
            <text:p>    "citationviolation_violationid_fk" FOREIGN KEY (codeviolation_violationid) REFERENCES codeviolation(violationid)</text:p>
            <text:p/>
            <text:p>                 Sequence "public.citationviolation_cvid_s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" calcext:value-type="float">
            <text:p>1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20"/>Index "public.citationviolation_pkey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+---------+-------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itationviolati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7"/>Table "public.codeelemen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Column <text:s text:c="7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0"/>Default <text:s text:c="2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+--------------------------+-----------+----------+--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lementid <text:s text:c="11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odeelement_element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desource_sourceid <text:s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rdchapterno <text:s text:c="8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rdchaptertitle <text:s text:c="5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rdsecnum <text:s text:c="11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rdsectitle <text:s text:c="9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rdsubsecnum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rdsubsectitle <text:s text:c="6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rdtechnicaltext <text:s text:c="4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rdhumanfriendlytext 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isactive <text:s text:c="12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true <text:s text:c="4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resourceurl <text:s text:c="9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atecreated <text:s text:c="9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now() 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guideentryid <text:s text:c="8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es <text:s text:c="15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egacyid <text:s text:c="1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odeelement_pk" PRIMARY KEY, btree (elementid)</text:p>
            <text:p>Foreign-key constraints:</text:p>
            <text:p>    "codeelement_codesource_sourceid" FOREIGN KEY (codesource_sourceid) REFERENCES codesource(sourceid)</text:p>
            <text:p>    "guideentryid_fk" FOREIGN KEY (guideentryid) REFERENCES codeelementguide(guideentryid)</text:p>
            <text:p>Referenced by:</text:p>
            <text:p>    TABLE "spaceelement" CONSTRAINT "codelementid_fk" FOREIGN KEY (codeelement_id) REFERENCES codeelement(elementid)</text:p>
            <text:p>    TABLE "codesetelement" CONSTRAINT "codeseetelement_elementid_fk" FOREIGN KEY (codelement_elementid) REFERENCES codeelement(elementid)</text:p>
            <text:p/>
            <text:p>                 Sequence "public.codeelement_elementid_s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" calcext:value-type="float">
            <text:p>1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5"/>Index "public.codeelement_p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lem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6"/>Table "public.codeelementguid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Column <text:s text:c="8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9"/>Default <text:s text:c="1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+---------+-----------+----------+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guideentryid <text:s text:c="9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odeelementguide_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ategory <text:s text:c="13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ubcategory <text:s text:c="10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escription <text:s text:c="10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enforcementguidelines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inspectionguidelines <text:s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riority <text:s text:c="13"/></text:p>
          </table:table-cell>
          <table:table-cell office:value-type="string" calcext:value-type="string">
            <text:p><text:s/>boolean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deelementtype_cvtypeid_pk" PRIMARY KEY, btree (guideentryid)</text:p>
            <text:p>Referenced by:</text:p>
            <text:p>    TABLE "codeelement" CONSTRAINT "guideentryid_fk" FOREIGN KEY (guideentryid) REFERENCES codeelementguide(guideentryid)</text:p>
            <text:p/>
            <text:p>                  Sequence "public.codeelementguide_id_s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" calcext:value-type="float">
            <text:p>1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1"/>Index "public.codeelementtype_cvtypeid_p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+---------+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guideentr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9"/>Table "public.codese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Column <text:s text:c="8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8"/>Default <text:s text:c="1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+---------+-----------+----------+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desetid <text:s text:c="12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odeset_codeset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ame <text:s text:c="17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escription <text:s text:c="10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unicipality_municode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odeset_codesetid_pk" PRIMARY KEY, btree (codesetid)</text:p>
            <text:p>Foreign-key constraints:</text:p>
            <text:p>    "codeset_municode_fk" FOREIGN KEY (municipality_municode) REFERENCES municipality(municode)</text:p>
            <text:p>Referenced by:</text:p>
            <text:p>    TABLE "codesetelement" CONSTRAINT "codeseetelement_setid_fk" FOREIGN KEY (codeset_codesetid) REFERENCES codeset(codesetid)</text:p>
            <text:p>    TABLE "municipality" CONSTRAINT "muni_defaultcodeset_fk" FOREIGN KEY (defaultcodeset) REFERENCES codeset(codesetid)</text:p>
            <text:p/>
            <text:p>            Index "public.codeset_codesetid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dese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9"/>Sequence "public.codeset_codeset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9"/>Table "public.codesetelemen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Column <text:s text:c="7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2"/>Default <text:s text:c="2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+---------+-----------+----------+-----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desetelementid <text:s text:c="4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odesetelement_element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deset_codesetid <text:s text:c="3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delement_elem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elementmaxpenalty <text:s text:c="3"/></text:p>
          </table:table-cell>
          <table:table-cell office:value-type="string" calcext:value-type="string">
            <text:p><text:s/>numeric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elementminpenalty <text:s text:c="3"/></text:p>
          </table:table-cell>
          <table:table-cell office:value-type="string" calcext:value-type="string">
            <text:p><text:s/>numeric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elementnormpenalty <text:s text:c="2"/></text:p>
          </table:table-cell>
          <table:table-cell office:value-type="string" calcext:value-type="string">
            <text:p><text:s/>numeric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enaltynotes <text:s text:c="8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rmdaystocomply <text:s text:c="4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aystocomplynotes <text:s text:c="3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unispecificnotes <text:s text:c="3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odesetelement_codesetelementid_pk" PRIMARY KEY, btree (codesetelementid)</text:p>
            <text:p>Foreign-key constraints:</text:p>
            <text:p>    "codeseetelement_elementid_fk" FOREIGN KEY (codelement_elementid) REFERENCES codeelement(elementid)</text:p>
            <text:p>    "codeseetelement_setid_fk" FOREIGN KEY (codeset_codesetid) REFERENCES codeset(codesetid)</text:p>
            <text:p>Referenced by:</text:p>
            <text:p>    TABLE "codeviolation" CONSTRAINT "codeviolation_cdsetel_elementid_fk" FOREIGN KEY (codesetelement_elementid) REFERENCES codesetelement(codesetelementid)</text:p>
            <text:p/>
            <text:p>           Index "public.codesetelement_codesetelementid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6"/>Column <text:s text:c="5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+---------+----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desetelem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6"/>Sequence "public.codesetelement_element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" calcext:value-type="float">
            <text:p>1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4"/>Table "public.codesourc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9"/>Default <text:s text:c="1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+---------+-----------+----------+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ourceid <text:s text:c="3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odesource_source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ame <text:s text:c="7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year <text:s text:c="7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isactive <text:s text:c="3"/></text:p>
          </table:table-cell>
          <table:table-cell office:value-type="string" calcext:value-type="string">
            <text:p><text:s/>boolean 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true <text:s text:c="4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url <text:s text:c="8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es <text:s text:c="6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desource_sourceid_pk" PRIMARY KEY, btree (sourceid)</text:p>
            <text:p>Referenced by:</text:p>
            <text:p>    TABLE "codeelement" CONSTRAINT "codeelement_codesource_sourceid" FOREIGN KEY (codesource_sourceid) REFERENCES codesource(sourceid)</text:p>
            <text:p>    TABLE "municipality" CONSTRAINT "muni_occpermitissuingcodesource_sourceid_fk" FOREIGN KEY (occpermitissuingsource_sourceid) REFERENCES codesource(sourceid)</text:p>
            <text:p/>
            <text:p>          Index "public.codesource_sourceid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ourc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8"/>Sequence "public.codesource_source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70"/>Table "public.codeviolat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Column <text:s text:c="9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2"/>Default <text:s text:c="2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+--------------------------+-----------+----------+------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violationid <text:s text:c="1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odeviolation_violation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desetelement_element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ecase_caseid <text:s text:c="11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ateofrecord <text:s text:c="12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entrytimestamp <text:s text:c="10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tipulatedcompliancedate 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ctualcompliancdate <text:s text:c="5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enalty <text:s text:c="17"/></text:p>
          </table:table-cell>
          <table:table-cell office:value-type="string" calcext:value-type="string">
            <text:p><text:s/>numeric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escription <text:s text:c="13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es <text:s text:c="19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egacyimport <text:s text:c="12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mpliancetimestamp <text:s text:c="5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mplianceuser <text:s text:c="10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mpliancetfevent <text:s text:c="7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deviolation_pk" PRIMARY KEY, btree (violationid)</text:p>
            <text:p>Foreign-key constraints:</text:p>
            <text:p>    "codeviolation_caseid_fk" FOREIGN KEY (cecase_caseid) REFERENCES cecase(caseid)</text:p>
            <text:p>    "codeviolation_cdsetel_elementid_fk" FOREIGN KEY (codesetelement_elementid) REFERENCES codesetelement(codesetelementid)</text:p>
            <text:p>    "codeviolation_complianceofficer_fk" FOREIGN KEY (complianceuser) REFERENCES login(userid)</text:p>
            <text:p>    "codeviolation_compliancetfevent_fk" FOREIGN KEY (compliancetfevent) REFERENCES ceevent(eventid)</text:p>
            <text:p>Referenced by:</text:p>
            <text:p>    TABLE "citationviolation" CONSTRAINT "citationviolation_violationid_fk" FOREIGN KEY (codeviolation_violationid) REFERENCES codeviolation(violationid)</text:p>
            <text:p>    TABLE "codeviolationphotodoc" CONSTRAINT "codeviolationphotodoc_cv_fk" FOREIGN KEY (codeviolation_violationid) REFERENCES codeviolation(violationid)</text:p>
            <text:p>    TABLE "inspectedchecklistspaceelementphotodoc" CONSTRAINT "inspchklstspele_elementid_cv_fk" FOREIGN KEY (inspchklstspele_elementid) REFERENCES codeviolation(violationid)</text:p>
            <text:p/>
            <text:p>               Index "public.codeviolation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+---------+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violati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5"/>Sequence "public.codeviolation_violation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36"/>Table "public.codeviolationphotodoc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Column <text:s text:c="10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-+---------+-----------+----------+---------+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hotodoc_photodocid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deviolation_violati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deviolationphotodoc_pk" PRIMARY KEY, btree (photodoc_photodocid, codeviolation_violationid)</text:p>
            <text:p>Foreign-key constraints:</text:p>
            <text:p>    "codeviolationphotodoc_cv_fk" FOREIGN KEY (codeviolation_violationid) REFERENCES codeviolation(violationid)</text:p>
            <text:p>    "codeviolationphotodoc_phdoc_fk" FOREIGN KEY (photodoc_photodocid) REFERENCES photodoc(photodocid)</text:p>
            <text:p/>
            <text:p>                         Index "public.codeviolationphotodoc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Column <text:s text:c="10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-+---------+-------------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hotodoc_photodocid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deviolation_violati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9"/>Sequence "public.coglog_logeentry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" calcext:value-type="float">
            <text:p>1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2"/>Index "public.coglog_logentryid_p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ogentr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7"/>Table "public.courtentity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6"/>Column <text:s text:c="6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0"/>Default <text:s text:c="1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+---------+-----------+----------+-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ntityid <text:s text:c="9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ourtentity_entity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entityofficialnum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jurisdictionlevel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uni_municode <text:s text:c="4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ame <text:s text:c="13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_street <text:s text:c="3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_city <text:s text:c="5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_zip <text:s text:c="6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_state <text:s text:c="4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unty <text:s text:c="11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hone <text:s text:c="12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url <text:s text:c="14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es <text:s text:c="12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ourtentity_entityid_pk" PRIMARY KEY, btree (entityid)</text:p>
            <text:p>Foreign-key constraints:</text:p>
            <text:p>    "courtentity_municode_fk" FOREIGN KEY (muni_municode) REFERENCES municipality(municode)</text:p>
            <text:p>Referenced by:</text:p>
            <text:p>    TABLE "citation" CONSTRAINT "citation_courtentity_entityid_fk" FOREIGN KEY (origin_courtentity_entityid) REFERENCES courtentity(entityid)</text:p>
            <text:p/>
            <text:p>          Index "public.courtentity_entityid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ntit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8"/>Sequence "public.courtentity_entity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" calcext:value-type="float">
            <text:p>1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35"/>Table "public.datasourc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+---------+-----------+----------+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ourceid <text:s text:c="3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title <text:s text:c="6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ocation <text:s text:c="3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atasource_pkey" PRIMARY KEY, btree (sourceid)</text:p>
            <text:p>Referenced by:</text:p>
            <text:p>    TABLE "property" CONSTRAINT "datasource_id" FOREIGN KEY (datasource) REFERENCES datasource(sourceid)</text:p>
            <text:p/>
            <text:p>              Index "public.datasource_p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ourc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1"/>Index "public.fki_cecase_login_userid_f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+---------+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ogin_user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ree</text:p>
          </table:table-cell>
          <table:table-cell office:value-type="string" calcext:value-type="string">
            <text:p><text:s/>for table "public.cecase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"/>Index "public.fki_checklsitspacelement_spaceelementid_f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Column <text:s text:c="5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+---------+---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paceelement_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ree</text:p>
          </table:table-cell>
          <table:table-cell office:value-type="string" calcext:value-type="string">
            <text:p><text:s/>for table "public.checklistspaceelement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3"/>Index "public.fki_citation_userid_f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+---------+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ogin_user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ree</text:p>
          </table:table-cell>
          <table:table-cell office:value-type="string" calcext:value-type="string">
            <text:p><text:s/>for table "public.citation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8"/>Index "public.fki_genlogcategory_catid_f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tegory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ree</text:p>
          </table:table-cell>
          <table:table-cell office:value-type="string" calcext:value-type="string">
            <text:p><text:s/>for table "public.genlog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9"/>Index "public.fki_noticeOfViolation_recipient_f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+---------+------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cipient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ree</text:p>
          </table:table-cell>
          <table:table-cell office:value-type="string" calcext:value-type="string">
            <text:p><text:s/>for table "public.noticeofviolation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0"/>Index "public.fki_occInspec_assignedFee_f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+---------+-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ssignedFee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ree</text:p>
          </table:table-cell>
          <table:table-cell office:value-type="string" calcext:value-type="string">
            <text:p><text:s/>for table "public.occupancyinspection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"/>Index "public.fki_occinspec_muniauthgrantedby_loginuserid_f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6"/>Column <text:s text:c="6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+---------+-----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muniauthgrantedby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ree</text:p>
          </table:table-cell>
          <table:table-cell office:value-type="string" calcext:value-type="string">
            <text:p><text:s/>for table "public.occupancyinspection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4"/>Table "public.genlog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9"/>Default <text:s text:c="1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+--------------------------+-----------+----------+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ogentryid <text:s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oglog_logeentry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timeofentry 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now() <text:s text:c="3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user_user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essionid <text:s text:c="2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es <text:s text:c="6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error <text:s text:c="6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3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reqview <text:s text:c="4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3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viewed <text:s text:c="5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3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ategory <text:s text:c="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oglog_logentryid_pk" PRIMARY KEY, btree (logentryid)</text:p>
            <text:p>    "fki_genlogcategory_catid_fk" btree (category)</text:p>
            <text:p>Foreign-key constraints:</text:p>
            <text:p>    "genlog_user_userid_fk" FOREIGN KEY (user_userid) REFERENCES login(userid)</text:p>
            <text:p>    "genlogcategory_catid_fk" FOREIGN KEY (category) REFERENCES genlogcategory(catid)</text:p>
            <text:p/>
            <text:p>                                 Table "public.genlogcateg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+---------+-----------+----------+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tid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title <text:s text:c="6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nlogcategory_catid_pk" PRIMARY KEY, btree (catid)</text:p>
            <text:p>Referenced by:</text:p>
            <text:p>    TABLE "genlog" CONSTRAINT "genlogcategory_catid_fk" FOREIGN KEY (category) REFERENCES genlogcategory(catid)</text:p>
            <text:p/>
            <text:p>         Index "public.genlogcategory_catid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lumn 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tid <text:s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8"/>Index "public.historyentryid_p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Column <text:s text:c="4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+---------+--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historyentr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21"/>Sequence "public.improvement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35"/>Table "public.improvementstatus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6"/>Column <text:s text:c="6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+---------+-----------+----------+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tatusid <text:s text:c="9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tatustitle <text:s text:c="6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tatusdescription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mprovementstatus_pkey" PRIMARY KEY, btree (statusid)</text:p>
            <text:p>Referenced by:</text:p>
            <text:p>    TABLE "improvementsuggestion" CONSTRAINT "imptstatus_fk" FOREIGN KEY (statusid) REFERENCES improvementstatus(statusid)</text:p>
            <text:p/>
            <text:p>          Index "public.improvementstatus_p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tatus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1"/>Table "public.improvementsuggest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Column <text:s text:c="10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6"/>Default <text:s text:c="1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-+--------------------------+-----------+----------+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mprovementid <text:s text:c="1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improvement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improvementtypeid <text:s text:c="8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improvementsuggestiontext 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improvementreply <text:s text:c="9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tatusid <text:s text:c="17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ubmitterid <text:s text:c="14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ubmissiontimestamp <text:s text:c="6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systemimprovements_pkey" PRIMARY KEY, btree (improvementid)</text:p>
            <text:p>Foreign-key constraints:</text:p>
            <text:p>    "imptstatus_fk" FOREIGN KEY (statusid) REFERENCES improvementstatus(statusid)</text:p>
            <text:p>    "imptype_fk" FOREIGN KEY (improvementtypeid) REFERENCES improvementtype(typeid)</text:p>
            <text:p>    "submitter_fk" FOREIGN KEY (submitterid) REFERENCES login(userid)</text:p>
            <text:p/>
            <text:p>                                   Table "public.improvement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Column <text:s text:c="5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+---------+-----------+----------+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ypeid <text:s text:c="9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typetitle <text:s text:c="6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typedescription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mprovementtype_pkey" PRIMARY KEY, btree (typeid)</text:p>
            <text:p>Referenced by:</text:p>
            <text:p>    TABLE "improvementsuggestion" CONSTRAINT "imptype_fk" FOREIGN KEY (improvementtypeid) REFERENCES improvementtype(typeid)</text:p>
            <text:p/>
            <text:p>          Index "public.improvementtype_p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lumn 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yp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28"/>Index "public.inspchklstspele_p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Column <text:s text:c="10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-+---------+-------------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hotodoc_photodocid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inspchklstspele_elem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74"/>Table "public.inspectedchecklistspaceelemen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4"/>Column <text:s text:c="13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30"/>Default <text:s text:c="3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--------+--------------------------+-----------+----------+----------------------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spectedchecklistspaceelement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inspectedspacetypeelement_inspectedstel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ccupancyinspection_id <text:s text:c="10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6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hecklistspaceelement_id <text:s text:c="8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6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mpliancedate <text:s text:c="18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6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es <text:s text:c="2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6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ocationdescription_id <text:s text:c="10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6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inspected <text:s text:c="23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6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spectedspacetypeice_inspectedsticeid" PRIMARY KEY, btree (inspectedchecklistspaceelementid)</text:p>
            <text:p>Foreign-key constraints:</text:p>
            <text:p>    "inspecchecklistspaceele_locdescid_fk" FOREIGN KEY (locationdescription_id) REFERENCES locationdescription(locationdescriptionid)</text:p>
            <text:p>    "inspectedstice_chkliststice_id_fk" FOREIGN KEY (checklistspaceelement_id) REFERENCES checklistspaceelement(checklistspaceelementid)</text:p>
            <text:p>    "inspectedstice_inspection_inspectionid_fk" FOREIGN KEY (occupancyinspection_id) REFERENCES occupancyinspection(inspectionid)</text:p>
            <text:p/>
            <text:p>                            Table "public.inspectedchecklistspaceelementphotodo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Column <text:s text:c="10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-+---------+-----------+----------+---------+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hotodoc_photodocid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inspchklstspele_elem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pchklstspele_pk" PRIMARY KEY, btree (photodoc_photodocid, inspchklstspele_elementid)</text:p>
            <text:p>Foreign-key constraints:</text:p>
            <text:p>    "inspchklstspele_elementid_cv_fk" FOREIGN KEY (inspchklstspele_elementid) REFERENCES codeviolation(violationid)</text:p>
            <text:p>    "inspchklstspele_elementid_phdoc_fk" FOREIGN KEY (photodoc_photodocid) REFERENCES photodoc(photodocid)</text:p>
            <text:p/>
            <text:p>       Sequence "public.inspectedspacetypeelement_inspectedstelid_s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" calcext:value-type="float">
            <text:p>1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7"/>Index "public.inspectedspacetypeice_inspectedsticeid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Column <text:s text:c="5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+---------+--------------------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spectedstel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"/>Index "public.inspectionchecklist_checklistid_p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+---------+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hecklis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47"/>Table "public.listchangereques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7"/>Default <text:s text:c="1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+---------+-----------+----------+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hangeid <text:s text:c="2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listitemchange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hangetext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listitemchange_pkey" PRIMARY KEY, btree (changeid)</text:p>
            <text:p/>
            <text:p>            Index "public.listitemchange_p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hang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21"/>Sequence "public.listitemchange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6"/>Table "public.locationdescript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Column <text:s text:c="8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1"/>Default <text:s text:c="2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+---------+-----------+----------+---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ocationdescripti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locationdescription_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escription <text:s text:c="10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cationdescription_pkey" PRIMARY KEY, btree (locationdescriptionid)</text:p>
            <text:p>Referenced by:</text:p>
            <text:p>    TABLE "inspectedchecklistspaceelement" CONSTRAINT "inspecchecklistspaceele_locdescid_fk" FOREIGN KEY (locationdescription_id) REFERENCES locationdescription(locationdescriptionid)</text:p>
            <text:p/>
            <text:p>                 Sequence "public.locationdescription_id_s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" calcext:value-type="float">
            <text:p>1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21"/>Index "public.locationdescription_pkey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Column <text:s text:c="8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+---------+---------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ocationdescripti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5"/>Table "public.logi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6"/>Default <text:s text:c="1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+--------------------------+-----------+----------+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userid <text:s text:c="1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login_user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userrole <text:s text:c="11"/></text:p>
          </table:table-cell>
          <table:table-cell office:value-type="string" calcext:value-type="string">
            <text:p><text:s/>role <text:s text:c="20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username <text:s text:c="11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assword <text:s text:c="11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uni_municode <text:s text:c="6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fname <text:s text:c="14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name <text:s text:c="14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worktitle <text:s text:c="10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honecell <text:s text:c="10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honehome <text:s text:c="10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honework <text:s text:c="10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email <text:s text:c="14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_street <text:s text:c="5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_city <text:s text:c="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_zip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_state <text:s text:c="6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'PA'::text <text:s text:c="2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es <text:s text:c="14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ctivitystartdate <text:s text:c="2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ctivitystopdate <text:s text:c="3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ccesspermitted <text:s text:c="4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true <text:s text:c="3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enforcementofficial 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badgenumber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rinumber <text:s text:c="10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ersonlink <text:s text:c="9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login_pk2" PRIMARY KEY, btree (userid)</text:p>
            <text:p>Foreign-key constraints:</text:p>
            <text:p>    "login_municode_fk" FOREIGN KEY (muni_municode) REFERENCES municipality(municode)</text:p>
            <text:p>    "login_personlink_personid_fk" FOREIGN KEY (personlink) REFERENCES person(personid)</text:p>
            <text:p>Referenced by:</text:p>
            <text:p>    TABLE "ceactionrequest" CONSTRAINT "ceactionrequest_caseattachment_userid_fkey" FOREIGN KEY (caseattachment_userid) REFERENCES login(userid)</text:p>
            <text:p>    TABLE "cecase" CONSTRAINT "cecase_login_userid_fk" FOREIGN KEY (login_userid) REFERENCES login(userid)</text:p>
            <text:p>    TABLE "ceevent" CONSTRAINT "ceevent_login_userid" FOREIGN KEY (login_userid) REFERENCES login(userid)</text:p>
            <text:p>    TABLE "ceevent" CONSTRAINT "ceevent_viewrequestedby_fk" FOREIGN KEY (viewrequestedby_personid) REFERENCES login(userid)</text:p>
            <text:p>    TABLE "citation" CONSTRAINT "citation_userid_fk" FOREIGN KEY (login_userid) REFERENCES login(userid)</text:p>
            <text:p>    TABLE "codeviolation" CONSTRAINT "codeviolation_complianceofficer_fk" FOREIGN KEY (complianceuser) REFERENCES login(userid)</text:p>
            <text:p>    TABLE "genlog" CONSTRAINT "genlog_user_userid_fk" FOREIGN KEY (user_userid) REFERENCES login(userid)</text:p>
            <text:p>    TABLE "loginobjecthistory" CONSTRAINT "hist_user_fk" FOREIGN KEY (login_userid) REFERENCES login(userid)</text:p>
            <text:p>    TABLE "loginmuni" CONSTRAINT "loginmuni_userid_fk" FOREIGN KEY (userid) REFERENCES login(userid)</text:p>
            <text:p>    TABLE "occupancyinspection" CONSTRAINT "occinspec_muniauthgrantedby_loginuserid_fk" FOREIGN KEY (muniauthgrantedby) REFERENCES login(userid)</text:p>
            <text:p>    TABLE "payment" CONSTRAINT "payment_recordedby_login_fk" FOREIGN KEY (recordedby) REFERENCES login(userid)</text:p>
            <text:p>    TABLE "person" CONSTRAINT "person_creator_fk" FOREIGN KEY (creator) REFERENCES login(userid)</text:p>
            <text:p>    TABLE "person" CONSTRAINT "person_userlink_userid_fk" FOREIGN KEY (userlink) REFERENCES login(userid)</text:p>
            <text:p>    TABLE "property" CONSTRAINT "property_updatedby_fk" FOREIGN KEY (lastupdatedby) REFERENCES login(userid)</text:p>
            <text:p>    TABLE "propertyevent" CONSTRAINT "propevent_login_userid" FOREIGN KEY (login_userid) REFERENCES login(userid)</text:p>
            <text:p>    TABLE "improvementsuggestion" CONSTRAINT "submitter_fk" FOREIGN KEY (submitterid) REFERENCES login(userid)</text:p>
            <text:p>    TABLE "ceevent" CONSTRAINT "viewconfirmed_userid_fk" FOREIGN KEY (viewconfirmedby) REFERENCES login(userid)</text:p>
            <text:p/>
            <text:p>                Index "public.login_pk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lumn 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user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22"/>Sequence "public.login_user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" calcext:value-type="float">
            <text:p>1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36"/>Table "public.loginmuni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olumn <text:s text:c="4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+---------+-----------+----------+---------+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muni_municode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userid <text:s text:c="7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ginmuni_pkey" PRIMARY KEY, btree (muni_municode, userid)</text:p>
            <text:p>Foreign-key constraints:</text:p>
            <text:p>    "loginmuni_municode_fk" FOREIGN KEY (muni_municode) REFERENCES municipality(municode)</text:p>
            <text:p>    "loginmuni_userid_fk" FOREIGN KEY (userid) REFERENCES login(userid)</text:p>
            <text:p/>
            <text:p>                  Index "public.loginmuni_p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olumn <text:s text:c="4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+---------+-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muni_municode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userid <text:s text:c="7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4"/>Table "public.loginobjecthistory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Column <text:s text:c="10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9"/>Default <text:s text:c="1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-+--------------------------+-----------+----------+---------------------------------------------+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historyentryid <text:s text:c="11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loginobjecthistory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ogin_userid <text:s text:c="1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erson_personid <text:s text:c="10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roperty_propertyid <text:s text:c="6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eactionrequest_request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ecase_caseid <text:s text:c="1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eevent_eventid <text:s text:c="10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ccapp_appid <text:s text:c="1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ccinspec_inspecid <text:s text:c="7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ccpermit_permitid <text:s text:c="7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entrytimestamp <text:s text:c="11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ow() <text:s text:c="3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historyentryid_pk" PRIMARY KEY, btree (historyentryid)</text:p>
            <text:p>Foreign-key constraints:</text:p>
            <text:p>    "his_occinspec_fk" FOREIGN KEY (occinspec_inspecid) REFERENCES occupancyinspection(inspectionid)</text:p>
            <text:p>    "his_occpermit_fk" FOREIGN KEY (occpermit_permitid) REFERENCES occupancypermit(permitid)</text:p>
            <text:p>    "hist_ceactionrequest_fk" FOREIGN KEY (ceactionrequest_requestid) REFERENCES ceactionrequest(requestid)</text:p>
            <text:p>    "hist_cecase_fk" FOREIGN KEY (cecase_caseid) REFERENCES cecase(caseid)</text:p>
            <text:p>    "hist_event_fk" FOREIGN KEY (ceevent_eventid) REFERENCES ceevent(eventid)</text:p>
            <text:p>    "hist_occapp_fk" FOREIGN KEY (occapp_appid) REFERENCES occupancypermitapplication(applicationid)</text:p>
            <text:p>    "hist_person_fk" FOREIGN KEY (person_personid) REFERENCES person(personid)</text:p>
            <text:p>    "hist_prop_fk" FOREIGN KEY (property_propertyid) REFERENCES property(propertyid)</text:p>
            <text:p>    "hist_user_fk" FOREIGN KEY (login_userid) REFERENCES login(userid)</text:p>
            <text:p/>
            <text:p>                   Sequence "public.loginobjecthistory_s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46"/>Table "public.municipality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3"/>Column <text:s text:c="1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"/>Default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-------+---------+-----------+----------+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municode <text:s text:c="23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uniname <text:s text:c="23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_street <text:s text:c="17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_city <text:s text:c="19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_state <text:s text:c="18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'PA'::tex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_zip <text:s text:c="20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hone <text:s text:c="26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fax <text:s text:c="28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email <text:s text:c="26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anagername <text:s text:c="20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anagerphone <text:s text:c="19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opulation <text:s text:c="21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ctiveinprogram <text:s text:c="16"/></text:p>
          </table:table-cell>
          <table:table-cell office:value-type="string" calcext:value-type="string">
            <text:p><text:s/>boolean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efaultcodeset <text:s text:c="17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ccpermitissuingsource_sourc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municipality_pk" PRIMARY KEY, btree (municode)</text:p>
            <text:p>Foreign-key constraints:</text:p>
            <text:p>    "muni_defaultcodeset_fk" FOREIGN KEY (defaultcodeset) REFERENCES codeset(codesetid)</text:p>
            <text:p>    "muni_occpermitissuingcodesource_sourceid_fk" FOREIGN KEY (occpermitissuingsource_sourceid) REFERENCES codesource(sourceid)</text:p>
            <text:p>Referenced by:</text:p>
            <text:p>    TABLE "actionrqstissuetype" CONSTRAINT "acrreqisstype_municode_fk" FOREIGN KEY (muni_municode) REFERENCES municipality(municode)</text:p>
            <text:p>    TABLE "ceactionrequest" CONSTRAINT "ceactionrequest_muni_fk" FOREIGN KEY (muni_municode) REFERENCES municipality(municode)</text:p>
            <text:p>    TABLE "codeset" CONSTRAINT "codeset_municode_fk" FOREIGN KEY (municipality_municode) REFERENCES municipality(municode)</text:p>
            <text:p>    TABLE "courtentity" CONSTRAINT "courtentity_municode_fk" FOREIGN KEY (muni_municode) REFERENCES municipality(municode)</text:p>
            <text:p>    TABLE "checklist" CONSTRAINT "inspectionchecklist_muni_fk" FOREIGN KEY (muni_municode) REFERENCES municipality(municode)</text:p>
            <text:p>    TABLE "login" CONSTRAINT "login_municode_fk" FOREIGN KEY (muni_municode) REFERENCES municipality(municode)</text:p>
            <text:p>    TABLE "loginmuni" CONSTRAINT "loginmuni_municode_fk" FOREIGN KEY (muni_municode) REFERENCES municipality(municode)</text:p>
            <text:p>    TABLE "occinspectionfee" CONSTRAINT "muni_municode_fk" FOREIGN KEY (muni_municode) REFERENCES municipality(municode)</text:p>
            <text:p>    TABLE "textblock" CONSTRAINT "muni_municode_fk" FOREIGN KEY (muni_municode) REFERENCES municipality(municode)</text:p>
            <text:p>    TABLE "person" CONSTRAINT "municipality_fk" FOREIGN KEY (muni_municode) REFERENCES municipality(municode)</text:p>
            <text:p>    TABLE "occpermittype" CONSTRAINT "occpermittype_municode_fk" FOREIGN KEY (muni_municode) REFERENCES municipality(municode)</text:p>
            <text:p>    TABLE "property" CONSTRAINT "property_municode_fk" FOREIGN KEY (municipality_municode) REFERENCES municipality(municode)</text:p>
            <text:p/>
            <text:p>              Index "public.municipality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municode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6"/>Table "public.noticeofviolat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Column <text:s text:c="6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3"/>Default <text:s text:c="2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+--------------------------+-----------+----------+-------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noticeid <text:s text:c="10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noticeofviolation_notice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aseid <text:s text:c="1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ettertext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insertiontimestamp 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ateofrecord <text:s text:c="6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requesttosend <text:s text:c="5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ettersent <text:s text:c="8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ettersenddate <text:s text:c="4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etterreturneddate 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ersonid_recipient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oticeviolation_noticeid_pk" PRIMARY KEY, btree (noticeid)</text:p>
            <text:p>    "fki_noticeOfViolation_recipient_fk" btree (personid_recipient)</text:p>
            <text:p>Foreign-key constraints:</text:p>
            <text:p>    "noticeOfViolation_recipient_fk" FOREIGN KEY (personid_recipient) REFERENCES person(personid)</text:p>
            <text:p>    "noticeofviolationcaseid_fk" FOREIGN KEY (caseid) REFERENCES cecase(caseid)</text:p>
            <text:p/>
            <text:p>               Sequence "public.noticeofviolation_noticeid_s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8"/>Index "public.noticeviolation_noticeid_p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notic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3"/>Index "public.occinspec_inspectionid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+---------+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specti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0"/>Index "public.occinspecfee_feeid_p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lumn 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feeid <text:s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2"/>Table "public.occinspectionfe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olumn <text:s text:c="4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1"/>Default <text:s text:c="2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+--------------------------+-----------+----------+---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feeid <text:s text:c="8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occinspectionfee_fee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uni_municode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feename <text:s text:c="6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feeamount <text:s text:c="4"/></text:p>
          </table:table-cell>
          <table:table-cell office:value-type="string" calcext:value-type="string">
            <text:p><text:s/>money <text:s text:c="19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effectivedate 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expirydate <text:s text:c="3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es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occinspecfee_feeid_pk" PRIMARY KEY, btree (feeid)</text:p>
            <text:p>Foreign-key constraints:</text:p>
            <text:p>    "muni_municode_fk" FOREIGN KEY (muni_municode) REFERENCES municipality(municode)</text:p>
            <text:p>Referenced by:</text:p>
            <text:p>    TABLE "occupancyinspection" CONSTRAINT "occInspec_assignedFee_fk" FOREIGN KEY ("assignedFee") REFERENCES occinspectionfee(feeid)</text:p>
            <text:p/>
            <text:p>                 Sequence "public.occinspectionfee_feeid_s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1"/>Index "public.occpermit_permitid_p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ermi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9"/>Sequence "public.occpermitapp_app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1"/>Index "public.occpermitapp_applicationid_p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olumn <text:s text:c="4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+---------+-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pplicati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4"/>Table "public.occpermitapplicationreas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6"/>Column <text:s text:c="6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5"/>Default <text:s text:c="2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+---------+-----------+----------+-----------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asonid <text:s text:c="9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occpermitpublicreason_reason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reasontitle <text:s text:c="6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reasondescription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ctivereason <text:s text:c="5"/></text:p>
          </table:table-cell>
          <table:table-cell office:value-type="string" calcext:value-type="string">
            <text:p><text:s/>boolean 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true <text:s text:c="5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ccpermitreason_reasonid_pk" PRIMARY KEY, btree (reasonid)</text:p>
            <text:p>Referenced by:</text:p>
            <text:p>    TABLE "occupancypermitapplication" CONSTRAINT "reason_reasonid_fk" FOREIGN KEY (reason_reasonid) REFERENCES occpermitapplicationreason(reasonid)</text:p>
            <text:p/>
            <text:p>             Sequence "public.occpermitpublicreason_reasonid_s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8"/>Index "public.occpermitreason_reasonid_p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as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3"/>Table "public.occpermittyp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Column <text:s text:c="10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3"/>Default <text:s text:c="2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-+---------+-----------+----------+-------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ypeid <text:s text:c="19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occupancypermittype_type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uni_municode <text:s text:c="12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typename <text:s text:c="17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typedescription <text:s text:c="10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efaultValidityLengthDays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requiresPassedInspection <text:s/></text:p>
          </table:table-cell>
          <table:table-cell office:value-type="string" calcext:value-type="string">
            <text:p><text:s/>boolean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occpermittype_typeid_pk" PRIMARY KEY, btree (typeid)</text:p>
            <text:p>Foreign-key constraints:</text:p>
            <text:p>    "occpermittype_municode_fk" FOREIGN KEY (muni_municode) REFERENCES municipality(municode)</text:p>
            <text:p>Referenced by:</text:p>
            <text:p>    TABLE "occupancypermit" CONSTRAINT "occpermit_permittype_fk" FOREIGN KEY (permittype) REFERENCES occpermittype(typeid)</text:p>
            <text:p/>
            <text:p>         Index "public.occpermittype_typeid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lumn 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yp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8"/>Table "public.occupancyinspect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"/>Column <text:s text:c="11"/></text:p>
          </table:table-cell>
          <table:table-cell office:value-type="string" calcext:value-type="string">
            <text:p><text:s text:c="12"/>Type <text:s text:c="1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0"/>Default <text:s text:c="2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---+-----------------------------+-----------+----------+--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spectionid <text:s text:c="15"/></text:p>
          </table:table-cell>
          <table:table-cell office:value-type="string" calcext:value-type="string">
            <text:p><text:s/>integer <text:s text:c="20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occupancyinspection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ropertyunit_id <text:s text:c="12"/></text:p>
          </table:table-cell>
          <table:table-cell office:value-type="string" calcext:value-type="string">
            <text:p><text:s/>integer <text:s text:c="20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ogin_userid <text:s text:c="15"/></text:p>
          </table:table-cell>
          <table:table-cell office:value-type="string" calcext:value-type="string">
            <text:p><text:s/>integer <text:s text:c="20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firstinspectiondate <text:s text:c="8"/></text:p>
          </table:table-cell>
          <table:table-cell office:value-type="string" calcext:value-type="string">
            <text:p><text:s/>timestamp with time zone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firstinspectionpass <text:s text:c="8"/></text:p>
          </table:table-cell>
          <table:table-cell office:value-type="string" calcext:value-type="string">
            <text:p><text:s/>boolean <text:s text:c="20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econdinspectiondate <text:s text:c="7"/></text:p>
          </table:table-cell>
          <table:table-cell office:value-type="string" calcext:value-type="string">
            <text:p><text:s/>timestamp with time zone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econdinspectionpass <text:s text:c="7"/></text:p>
          </table:table-cell>
          <table:table-cell office:value-type="string" calcext:value-type="string">
            <text:p><text:s/>boolean <text:s text:c="20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totalfeepaid <text:s text:c="15"/></text:p>
          </table:table-cell>
          <table:table-cell office:value-type="string" calcext:value-type="string">
            <text:p><text:s/>boolean <text:s text:c="20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es <text:s text:c="22"/></text:p>
          </table:table-cell>
          <table:table-cell office:value-type="string" calcext:value-type="string">
            <text:p><text:s/>text <text:s text:c="2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inspectionCreationTimestamp </text:p>
          </table:table-cell>
          <table:table-cell office:value-type="string" calcext:value-type="string">
            <text:p><text:s/>timestamp without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ssignedFee <text:s text:c="16"/></text:p>
          </table:table-cell>
          <table:table-cell office:value-type="string" calcext:value-type="string">
            <text:p><text:s/>integer <text:s text:c="20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tatus <text:s text:c="21"/></text:p>
          </table:table-cell>
          <table:table-cell office:value-type="string" calcext:value-type="string">
            <text:p><text:s/>integer <text:s text:c="20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ublicaccesscc <text:s text:c="13"/></text:p>
          </table:table-cell>
          <table:table-cell office:value-type="string" calcext:value-type="string">
            <text:p><text:s/>integer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enablepacc <text:s text:c="17"/></text:p>
          </table:table-cell>
          <table:table-cell office:value-type="string" calcext:value-type="string">
            <text:p><text:s/>boolean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uniauthgrantedby <text:s text:c="10"/></text:p>
          </table:table-cell>
          <table:table-cell office:value-type="string" calcext:value-type="string">
            <text:p><text:s/>integer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uniauthtimestamp <text:s text:c="10"/></text:p>
          </table:table-cell>
          <table:table-cell office:value-type="string" calcext:value-type="string">
            <text:p><text:s/>timestamp with time zone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uniauthnotes <text:s text:c="14"/></text:p>
          </table:table-cell>
          <table:table-cell office:value-type="string" calcext:value-type="string">
            <text:p><text:s/>text <text:s text:c="2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occinspec_inspectionid" PRIMARY KEY, btree (inspectionid)</text:p>
            <text:p>    "fki_occInspec_assignedFee_fk" btree ("assignedFee")</text:p>
            <text:p>    "fki_occinspec_muniauthgrantedby_loginuserid_fk" btree (muniauthgrantedby)</text:p>
            <text:p>Foreign-key constraints:</text:p>
            <text:p>    "occInspec_assignedFee_fk" FOREIGN KEY ("assignedFee") REFERENCES occinspectionfee(feeid)</text:p>
            <text:p>    "occinspec_muniauthgrantedby_loginuserid_fk" FOREIGN KEY (muniauthgrantedby) REFERENCES login(userid)</text:p>
            <text:p>    "occinspec_propunit_fk" FOREIGN KEY (propertyunit_id) REFERENCES propertyunit(unitid)</text:p>
            <text:p>    "occinspec_status_statusid_fk" FOREIGN KEY (status) REFERENCES occupancyinspectionstatus(statusid)</text:p>
            <text:p>Referenced by:</text:p>
            <text:p>    TABLE "loginobjecthistory" CONSTRAINT "his_occinspec_fk" FOREIGN KEY (occinspec_inspecid) REFERENCES occupancyinspection(inspectionid)</text:p>
            <text:p>    TABLE "inspectedchecklistspaceelement" CONSTRAINT "inspectedstice_inspection_inspectionid_fk" FOREIGN KEY (occupancyinspection_id) REFERENCES occupancyinspection(inspectionid)</text:p>
            <text:p>    TABLE "occupancypermitapplication" CONSTRAINT "occinspec_inspecid_fk" FOREIGN KEY (occupancyinspection_id) REFERENCES occupancyinspection(inspectionid)</text:p>
            <text:p>    TABLE "payment" CONSTRAINT "occinspection_inspectionid_fk" FOREIGN KEY (occinspec_inspectionid) REFERENCES occupancyinspection(inspectionid)</text:p>
            <text:p>    TABLE "occupancypermit" CONSTRAINT "occpermit_inspectionid_fk" FOREIGN KEY (occinspec_inspectionid) REFERENCES occupancyinspection(inspectionid)</text:p>
            <text:p/>
            <text:p>                 Sequence "public.occupancyinspectionid_s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0"/>Table "public.occupancyinspectionstatus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3"/>Default <text:s text:c="2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+---------+-----------+----------+--------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tatusid <text:s text:c="3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occupancyinspectionstatus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title <text:s text:c="6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ccupancyinspectionstatus_pkey" PRIMARY KEY, btree (statusid)</text:p>
            <text:p>Referenced by:</text:p>
            <text:p>    TABLE "occupancyinspection" CONSTRAINT "occinspec_status_statusid_fk" FOREIGN KEY (status) REFERENCES occupancyinspectionstatus(statusid)</text:p>
            <text:p/>
            <text:p>      Index "public.occupancyinspectionstatus_p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tatus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4"/>Sequence "public.occupancyinspectionstatus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" calcext:value-type="float">
            <text:p>1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8"/>Table "public.occupancypermi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Column <text:s text:c="8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2"/>Default <text:s text:c="2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+--------------------------+-----------+----------+-----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ermitid <text:s text:c="14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occupancypermit_permit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referenceno <text:s text:c="11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ccinspec_inspection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ermittype <text:s text:c="1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ateissued <text:s text:c="12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ateexpires <text:s text:c="11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pecialconditions <text:s text:c="5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es <text:s text:c="1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desourcename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occpermit_permitid_pk" PRIMARY KEY, btree (permitid)</text:p>
            <text:p>Foreign-key constraints:</text:p>
            <text:p>    "occpermit_inspectionid_fk" FOREIGN KEY (occinspec_inspectionid) REFERENCES occupancyinspection(inspectionid)</text:p>
            <text:p>    "occpermit_permittype_fk" FOREIGN KEY (permittype) REFERENCES occpermittype(typeid)</text:p>
            <text:p>Referenced by:</text:p>
            <text:p>    TABLE "loginobjecthistory" CONSTRAINT "his_occpermit_fk" FOREIGN KEY (occpermit_permitid) REFERENCES occupancypermit(permitid)</text:p>
            <text:p/>
            <text:p>                Sequence "public.occupancypermit_permitid_s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9"/>Table "public.occupancypermitapplicat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Column <text:s text:c="8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9"/>Default <text:s text:c="1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+--------------------------+-----------+----------+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pplicationid <text:s text:c="9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occpermitapp_app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ultiunit <text:s text:c="13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true 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reason_reasonid <text:s text:c="7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ubmissiontimestamp <text:s text:c="3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urrentowner_personid <text:s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ntactperson_person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ewoccupant_personid <text:s text:c="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ewowner_personid <text:s text:c="5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ccupancyinspection_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ubmitternotes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internalnotes <text:s text:c="9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ropertyunitid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occpermitapp_applicationid_pk" PRIMARY KEY, btree (applicationid)</text:p>
            <text:p>Foreign-key constraints:</text:p>
            <text:p>    "contactperson_personid_fk" FOREIGN KEY (contactperson_personid) REFERENCES person(personid)</text:p>
            <text:p>    "currowner_personid_fk" FOREIGN KEY (currentowner_personid) REFERENCES person(personid)</text:p>
            <text:p>    "newoccupant_personid_fk" FOREIGN KEY (newoccupant_personid) REFERENCES person(personid)</text:p>
            <text:p>    "newowner_personid_fk" FOREIGN KEY (newowner_personid) REFERENCES person(personid)</text:p>
            <text:p>    "occinspec_inspecid_fk" FOREIGN KEY (occupancyinspection_id) REFERENCES occupancyinspection(inspectionid)</text:p>
            <text:p>    "reason_reasonid_fk" FOREIGN KEY (reason_reasonid) REFERENCES occpermitapplicationreason(reasonid)</text:p>
            <text:p>Referenced by:</text:p>
            <text:p>    TABLE "loginobjecthistory" CONSTRAINT "hist_occapp_fk" FOREIGN KEY (occapp_appid) REFERENCES occupancypermitapplication(applicationid)</text:p>
            <text:p/>
            <text:p>               Sequence "public.occupancypermittype_typeid_s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8"/>Table "public.paymen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Column <text:s text:c="8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8"/>Default <text:s text:c="1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+--------------------------+-----------+----------+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aymentid <text:s text:c="1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payment_payment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ccinspec_inspection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aymenttype_typeid <text:s text:c="4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atereceived <text:s text:c="10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atedeposited <text:s text:c="9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mount <text:s text:c="16"/></text:p>
          </table:table-cell>
          <table:table-cell office:value-type="string" calcext:value-type="string">
            <text:p><text:s/>numeric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ayerid <text:s text:c="15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referencenum <text:s text:c="10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heckno <text:s text:c="15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leared <text:s text:c="15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3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es <text:s text:c="1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recordedby <text:s text:c="1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entrytimestamp <text:s text:c="8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ow() <text:s text:c="3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payment_paymentid_pk" PRIMARY KEY, btree (paymentid)</text:p>
            <text:p>Foreign-key constraints:</text:p>
            <text:p>    "occinspection_inspectionid_fk" FOREIGN KEY (occinspec_inspectionid) REFERENCES occupancyinspection(inspectionid)</text:p>
            <text:p>    "payerid_person_fk" FOREIGN KEY (payerid) REFERENCES person(personid)</text:p>
            <text:p>    "payment_paymenttypeid_fk" FOREIGN KEY (paymenttype_typeid) REFERENCES paymenttype(typeid)</text:p>
            <text:p>    "payment_recordedby_login_fk" FOREIGN KEY (recordedby) REFERENCES login(userid)</text:p>
            <text:p/>
            <text:p>            Index "public.payment_paymentid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aym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9"/>Sequence "public.payment_payment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3"/>Table "public.paymenttyp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9"/>Default <text:s text:c="1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+---------+-----------+----------+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ypeid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paymenttype_type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mttypetitle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mttype_typeid_pk" PRIMARY KEY, btree (typeid)</text:p>
            <text:p>Referenced by:</text:p>
            <text:p>    TABLE "payment" CONSTRAINT "payment_paymenttypeid_fk" FOREIGN KEY (paymenttype_typeid) REFERENCES paymenttype(typeid)</text:p>
            <text:p/>
            <text:p>                   Sequence "public.paymenttype_typeid_s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le "public.pers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Column <text:s text:c="8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7"/>Default <text:s text:c="1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+--------------------------+-----------+----------+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ersonid <text:s text:c="14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person_personidseq'::regclass)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s/>persontype <text:s text:c="12"/></text:p>
          </table:table-cell>
          <table:table-cell table:style-name="ce3" office:value-type="string" calcext:value-type="string">
            <text:p><text:s/>persontype <text:s text:c="14"/></text:p>
          </table:table-cell>
          <table:table-cell table:style-name="ce3" office:value-type="string" calcext:value-type="string">
            <text:p><text:s text:c="10"/></text:p>
          </table:table-cell>
          <table:table-cell table:style-name="ce3" office:value-type="string" calcext:value-type="string">
            <text:p><text:s text:c="41"/>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<text:s/>muni_municode <text:s text:c="9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fname <text:s text:c="1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name <text:s text:c="1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jobtitle <text:s text:c="14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honecell <text:s text:c="13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honehome <text:s text:c="13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honework <text:s text:c="13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email <text:s text:c="1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_street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_city <text:s text:c="10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_state <text:s text:c="9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'PA'::text <text:s text:c="2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_zip <text:s text:c="11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es <text:s text:c="1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astupdated <text:s text:c="11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expirydate <text:s text:c="12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isactive <text:s text:c="14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true <text:s text:c="3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isunder18 <text:s text:c="13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3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humanverifiedby <text:s text:c="7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mpositelname <text:s text:c="8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3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ourceid <text:s text:c="14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personsource(sourceid)</text:p>
          </table:table-cell>
          <table:table-cell office:value-type="string" calcext:value-type="string">
            <text:p>FK to a utility table describing pathways for a User to enter the system, eg. ‘single form entry with eric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creator <text:s text:c="15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login(userid)</text:p>
          </table:table-cell>
          <table:table-cell office:value-type="string" calcext:value-type="string">
            <text:p>FK to the User in the system who created this Us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businessentity <text:s text:c="8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3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ailing_address_street 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ailing_address_city <text:s text:c="2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ailing_address_zip <text:s text:c="3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ailing_address_state <text:s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useseparatemailingaddr 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true <text:s text:c="35"/></text:p>
          </table:table-cell>
          <table:table-cell/>
          <table:table-cell office:value-type="string" calcext:value-type="string">
            <text:p>Flag: true means the four fields prefixed with “mailing_” should be used in addressing US mail to this person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<text:s/>expirynotes <text:s text:c="11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/>
          <table:table-cell office:value-type="string" calcext:value-type="string">
            <text:p>Useful if an expiry date has been set with activated expiration: because this person is not from Pitcairn and has signed a 1-year rental agre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creationtimestamp <text:s text:c="5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<text:s/>canexpire <text:s text:c="13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34"/></text:p>
          </table:table-cell>
          <table:table-cell/>
          <table:table-cell office:value-type="string" calcext:value-type="string">
            <text:p>Flag: true means the expirydate field has meaning and should be used as a basis for toggling isactive to false and creating warning events for officers, etc.</text:p>
          </table:table-cell>
          <table:table-cell table:number-columns-repeated="1018"/>
        </table:table-row>
        <table:table-row table:style-name="ro16">
          <table:table-cell office:value-type="string" calcext:value-type="string">
            <text:p><text:s/>userlink <text:s text:c="14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login(userid)</text:p>
          </table:table-cell>
          <table:table-cell office:value-type="string" calcext:value-type="string">
            <text:p>An index reference to the system User about whom this person information pertains. The is the “Person” side of the entity that is both the User and a Person in a municipality who has conversations, etc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personid_pk" PRIMARY KEY, btree (personid)</text:p>
            <text:p>Foreign-key constraints:</text:p>
            <text:p>    "municipality_fk" FOREIGN KEY (muni_municode) REFERENCES municipality(municode)</text:p>
            <text:p>    "person_creator_fk" FOREIGN KEY (creator) REFERENCES login(userid)</text:p>
            <text:p>    "person_source_sourceid_fk" FOREIGN KEY (sourceid) REFERENCES personsource(sourceid)</text:p>
            <text:p>    "person_userlink_userid_fk" FOREIGN KEY (userlink) REFERENCES login(userid)</text:p>
            <text:p>Referenced by:</text:p>
            <text:p>    TABLE "ceactionrequest" CONSTRAINT "ceactionrequest_requestorid_fk" FOREIGN KEY (actrequestor_requestorid) REFERENCES person(personid)</text:p>
            <text:p>    TABLE "ceeventperson" CONSTRAINT "ceeventperson_person_personid_fk" FOREIGN KEY (person_personid) REFERENCES person(personid)</text:p>
            <text:p>    TABLE "occupancypermitapplication" CONSTRAINT "contactperson_personid_fk" FOREIGN KEY (contactperson_personid) REFERENCES person(personid)</text:p>
            <text:p>    TABLE "occupancypermitapplication" CONSTRAINT "currowner_personid_fk" FOREIGN KEY (currentowner_personid) REFERENCES person(personid)</text:p>
            <text:p>    TABLE "loginobjecthistory" CONSTRAINT "hist_person_fk" FOREIGN KEY (person_personid) REFERENCES person(personid)</text:p>
            <text:p>    TABLE "login" CONSTRAINT "login_personlink_personid_fk" FOREIGN KEY (personlink) REFERENCES person(personid)</text:p>
            <text:p>    TABLE "occupancypermitapplication" CONSTRAINT "newoccupant_personid_fk" FOREIGN KEY (newoccupant_personid) REFERENCES person(personid)</text:p>
            <text:p>    TABLE "occupancypermitapplication" CONSTRAINT "newowner_personid_fk" FOREIGN KEY (newowner_personid) REFERENCES person(personid)</text:p>
            <text:p>    TABLE "noticeofviolation" CONSTRAINT "noticeOfViolation_recipient_fk" FOREIGN KEY (personid_recipient) REFERENCES person(personid)</text:p>
            <text:p>    TABLE "payment" CONSTRAINT "payerid_person_fk" FOREIGN KEY (payerid) REFERENCES person(personid)</text:p>
            <text:p>    TABLE "propertyperson" CONSTRAINT "propertyperson_personid_fk" FOREIGN KEY (person_personid) REFERENCES person(personid)</text:p>
            <text:p>    TABLE "propertyunitperson" CONSTRAINT "propertyunitperson_personid_fk" FOREIGN KEY (person_personid) REFERENCES person(personid)</text:p>
            <text:p/>
            <text:p>                     Sequence "public.person_personids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" calcext:value-type="float">
            <text:p>1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6"/>Index "public.personid_p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ers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2"/>Table "public.personsourc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0"/>Default <text:s text:c="2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+---------+-----------+----------+--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ourc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personsource_source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title <text:s text:c="3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ersonsource_sourceidid_pk" PRIMARY KEY, btree (sourceid)</text:p>
            <text:p>Referenced by:</text:p>
            <text:p>    TABLE "person" CONSTRAINT "person_source_sourceid_fk" FOREIGN KEY (sourceid) REFERENCES personsource(sourceid)</text:p>
            <text:p/>
            <text:p>                 Sequence "public.personsource_sourceid_s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8"/>Index "public.personsource_sourceidid_p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ourc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7"/>Table "public.photodoc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9"/>Default <text:s text:c="1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+--------------------------+-----------+----------+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hotodocid <text:s text:c="9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photodoc_photodoc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hotodocdescription </text:p>
          </table:table-cell>
          <table:table-cell office:value-type="string" calcext:value-type="string">
            <text:p><text:s/>character varying(100) <text:s text:c="2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hotodocdate <text:s text:c="7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hotodoctype_type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hotodocblob <text:s text:c="7"/></text:p>
          </table:table-cell>
          <table:table-cell office:value-type="string" calcext:value-type="string">
            <text:p><text:s/>bytea <text:s text:c="19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photodoc_pk" PRIMARY KEY, btree (photodocid)</text:p>
            <text:p>Foreign-key constraints:</text:p>
            <text:p>    "photodoc_photodoctype_fk" FOREIGN KEY (photodoctype_typeid) REFERENCES photodoctype(typeid)</text:p>
            <text:p>Referenced by:</text:p>
            <text:p>    TABLE "ceactionrequestphotodoc" CONSTRAINT "ceactionrequestphotodoc_phdoc_fk" FOREIGN KEY (photodoc_photodocid) REFERENCES photodoc(photodocid)</text:p>
            <text:p>    TABLE "codeviolationphotodoc" CONSTRAINT "codeviolationphotodoc_phdoc_fk" FOREIGN KEY (photodoc_photodocid) REFERENCES photodoc(photodocid)</text:p>
            <text:p>    TABLE "inspectedchecklistspaceelementphotodoc" CONSTRAINT "inspchklstspele_elementid_phdoc_fk" FOREIGN KEY (photodoc_photodocid) REFERENCES photodoc(photodocid)</text:p>
            <text:p>    TABLE "propertyphotodoc" CONSTRAINT "propertyphotodoc_pdid_fk" FOREIGN KEY (photodoc_photodocid) REFERENCES photodoc(photodocid)</text:p>
            <text:p/>
            <text:p>                  Sequence "public.photodoc_photodocid_s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7"/>Index "public.photodoc_p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hotodoc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33"/>Table "public.photodoctyp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+---------+-----------+----------+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ypeid <text:s text:c="3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typetitle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hotodoctype_pkey" PRIMARY KEY, btree (typeid)</text:p>
            <text:p>Referenced by:</text:p>
            <text:p>    TABLE "photodoc" CONSTRAINT "photodoc_photodoctype_fk" FOREIGN KEY (photodoctype_typeid) REFERENCES photodoctype(typeid)</text:p>
            <text:p/>
            <text:p>            Index "public.photodoctype_p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lumn 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yp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2"/>Index "public.pmttype_typeid_p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lumn 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yp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9"/>Sequence "public.propertunit_unit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1"/>Table "public.property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Column <text:s text:c="8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"/>Default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+--------------------------+-----------+----------+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ropertyid <text:s text:c="11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unicipality_municode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arid <text:s text:c="16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otandblock <text:s text:c="10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 <text:s text:c="14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ropertyusetype <text:s text:c="6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usegroup <text:s text:c="13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nstructiontype <text:s text:c="5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untycode <text:s text:c="11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'02'::tex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partmentno <text:s text:c="10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es <text:s text:c="16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_city <text:s text:c="12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_state <text:s text:c="11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_zip <text:s text:c="13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wnercode <text:s text:c="12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ropclass <text:s text:c="12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astupdated <text:s text:c="10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astupdatedby <text:s text:c="8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ocationdescription <text:s text:c="2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atasource <text:s text:c="11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ntainsrentalunits <text:s text:c="2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vacant <text:s text:c="15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property_pk" PRIMARY KEY, btree (propertyid)</text:p>
            <text:p>    "property_address_idx" btree (address)</text:p>
            <text:p>Foreign-key constraints:</text:p>
            <text:p>    "datasource_id" FOREIGN KEY (datasource) REFERENCES datasource(sourceid)</text:p>
            <text:p>    "property_municode_fk" FOREIGN KEY (municipality_municode) REFERENCES municipality(municode)</text:p>
            <text:p>    "property_updatedby_fk" FOREIGN KEY (lastupdatedby) REFERENCES login(userid)</text:p>
            <text:p>Referenced by:</text:p>
            <text:p>    TABLE "ceactionrequest" CONSTRAINT "ceactionrequest_prop_fk" FOREIGN KEY (property_propertyid) REFERENCES property(propertyid)</text:p>
            <text:p>    TABLE "cecase" CONSTRAINT "cecase_propertyid_fk" FOREIGN KEY (property_propertyid) REFERENCES property(propertyid)</text:p>
            <text:p>    TABLE "loginobjecthistory" CONSTRAINT "hist_prop_fk" FOREIGN KEY (property_propertyid) REFERENCES property(propertyid)</text:p>
            <text:p>    TABLE "propertyexternaldata" CONSTRAINT "propertyexternaldata_propid_fk" FOREIGN KEY (property_propertyid) REFERENCES property(propertyid)</text:p>
            <text:p>    TABLE "propertyperson" CONSTRAINT "propertyperson_propid_fk" FOREIGN KEY (property_propertyid) REFERENCES property(propertyid)</text:p>
            <text:p>    TABLE "propertyphotodoc" CONSTRAINT "propertyphotodoc_prop_fk" FOREIGN KEY (property_propertyid) REFERENCES property(propertyid)</text:p>
            <text:p>    TABLE "propertyunit" CONSTRAINT "propertyunit_propertyid" FOREIGN KEY (property_propertyid) REFERENCES property(propertyid)</text:p>
            <text:p>    TABLE "propertyevent" CONSTRAINT "propevent_propertyid_fk" FOREIGN KEY (property_propertyid) REFERENCES property(propertyid)</text:p>
            <text:p/>
            <text:p>          Index "public.property_address_id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lumn <text:s/></text:p>
          </table:table-cell>
          <table:table-cell office:value-type="string" calcext:value-type="string">
            <text:p><text:s/>Type 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+------+------------+-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ddress </text:p>
          </table:table-cell>
          <table:table-cell office:value-type="string" calcext:value-type="string">
            <text:p><text:s/>text 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ree</text:p>
          </table:table-cell>
          <table:table-cell office:value-type="string" calcext:value-type="string">
            <text:p><text:s/>for table "public.property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7"/>Index "public.property_p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ropert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5"/>Table "public.propertyeven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Column <text:s text:c="8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8"/>Default <text:s text:c="1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+--------------------------+-----------+----------+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ventid <text:s text:c="15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propevent_event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eeventcategory_catid <text:s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roperty_propertyid <text:s text:c="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ateofrecord <text:s text:c="10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eventtimestamp <text:s text:c="8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eventdescription <text:s text:c="6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ogin_userid <text:s text:c="10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isclosetomunicipality 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true <text:s text:c="3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isclosetopublic <text:s text:c="6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3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ctiveevent <text:s text:c="11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true <text:s text:c="3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hidden <text:s text:c="16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0"/></text:p>
          </table:table-cell>
          <table:table-cell table:style-name="ce5" office:value-type="string" calcext:value-type="string">
            <text:p><text:s/>false <text:s text:c="3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es <text:s text:c="1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ropevent_eventid_pk" PRIMARY KEY, btree (eventid)</text:p>
            <text:p>Foreign-key constraints:</text:p>
            <text:p>    "propevent_ceeventcategory_fk" FOREIGN KEY (ceeventcategory_catid) REFERENCES ceeventcategory(categoryid)</text:p>
            <text:p>    "propevent_login_userid" FOREIGN KEY (login_userid) REFERENCES login(userid)</text:p>
            <text:p>    "propevent_propertyid_fk" FOREIGN KEY (property_propertyid) REFERENCES property(propertyid)</text:p>
            <text:p/>
            <text:p>                                                                    Table "public.propertyexternal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Column <text:s text:c="8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5"/>Default <text:s text:c="2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+--------------------------+-----------+----------+-----------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xtdataid <text:s text:c="1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propertyexternaldata_extdata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roperty_propertyid <text:s text:c="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wnername <text:s text:c="12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wnerphone <text:s text:c="11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_street <text:s text:c="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_citystatezip <text:s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_city <text:s text:c="9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_state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ddress_zip <text:s text:c="10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aleprice <text:s text:c="12"/></text:p>
          </table:table-cell>
          <table:table-cell office:value-type="string" calcext:value-type="string">
            <text:p><text:s/>numeric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aleyear <text:s text:c="1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ssessedlandvalue <text:s text:c="4"/></text:p>
          </table:table-cell>
          <table:table-cell office:value-type="string" calcext:value-type="string">
            <text:p><text:s/>numeric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ssessedbuildingvalue </text:p>
          </table:table-cell>
          <table:table-cell office:value-type="string" calcext:value-type="string">
            <text:p><text:s/>numeric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ssessmentyear <text:s text:c="7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usecode <text:s text:c="14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yearbuilt <text:s text:c="1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ivingarea <text:s text:c="11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ndition <text:s text:c="12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taxstatus <text:s text:c="12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taxstatusyear <text:s text:c="8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es <text:s text:c="16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lastupdated <text:s text:c="10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opertyexternaldata_extdataid_pk" PRIMARY KEY, btree (extdataid)</text:p>
            <text:p>Foreign-key constraints:</text:p>
            <text:p>    "propertyexternaldata_propid_fk" FOREIGN KEY (property_propertyid) REFERENCES property(propertyid)</text:p>
            <text:p/>
            <text:p>     Index "public.propertyexternaldata_extdataid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xtdata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3"/>Sequence "public.propertyexternaldata_extdata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37"/>Table "public.propertypers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+---------+-----------+----------+---------+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roperty_propert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erson_personid <text:s text:c="4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pertyperson_propid_pk" PRIMARY KEY, btree (property_propertyid, person_personid)</text:p>
            <text:p>Foreign-key constraints:</text:p>
            <text:p>    "propertyperson_personid_fk" FOREIGN KEY (person_personid) REFERENCES person(personid)</text:p>
            <text:p>    "propertyperson_propid_fk" FOREIGN KEY (property_propertyid) REFERENCES property(propertyid)</text:p>
            <text:p/>
            <text:p>                   Index "public.propertyperson_propid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+---------+-------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roperty_propert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erson_personid <text:s text:c="4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36"/>Table "public.propertyphotodoc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+---------+-----------+----------+---------+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hotodoc_photodoc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roperty_propert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pertyphotodoc_pk" PRIMARY KEY, btree (photodoc_photodocid, property_propertyid)</text:p>
            <text:p>Foreign-key constraints:</text:p>
            <text:p>    "propertyphotodoc_pdid_fk" FOREIGN KEY (photodoc_photodocid) REFERENCES photodoc(photodocid)</text:p>
            <text:p>    "propertyphotodoc_prop_fk" FOREIGN KEY (property_propertyid) REFERENCES property(propertyid)</text:p>
            <text:p/>
            <text:p>                      Index "public.propertyphotodoc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+---------+-------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hotodoc_photodoc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roperty_propert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6"/>Table "public.propertyuni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9"/>Default <text:s text:c="1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+---------+-----------+----------+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unitid <text:s text:c="13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propertunit_unit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unitnumber <text:s text:c="9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roperty_propert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otherknownaddress <text:s text:c="2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otes <text:s text:c="14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rental <text:s text:c="13"/></text:p>
          </table:table-cell>
          <table:table-cell office:value-type="string" calcext:value-type="string">
            <text:p><text:s/>boolean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unitid_pk" PRIMARY KEY, btree (unitid)</text:p>
            <text:p>Foreign-key constraints:</text:p>
            <text:p>    "propertyunit_propertyid" FOREIGN KEY (property_propertyid) REFERENCES property(propertyid)</text:p>
            <text:p>Referenced by:</text:p>
            <text:p>    TABLE "cecase" CONSTRAINT "cecase_unitid_fk" FOREIGN KEY (propertyunit_unitid) REFERENCES propertyunit(unitid)</text:p>
            <text:p>    TABLE "occupancyinspection" CONSTRAINT "occinspec_propunit_fk" FOREIGN KEY (propertyunit_id) REFERENCES propertyunit(unitid)</text:p>
            <text:p>    TABLE "propertyunitperson" CONSTRAINT "propertyunitperson_unitid_fk" FOREIGN KEY (propertyunit_unitid) REFERENCES propertyunit(unitid)</text:p>
            <text:p/>
            <text:p>                                   Table "public.propertyunitper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+---------+-----------+----------+---------+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ropertyunit_uni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erson_personid <text:s text:c="4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pertyunitperson_unitid_pk" PRIMARY KEY, btree (propertyunit_unitid, person_personid)</text:p>
            <text:p>Foreign-key constraints:</text:p>
            <text:p>    "propertyunitperson_personid_fk" FOREIGN KEY (person_personid) REFERENCES person(personid)</text:p>
            <text:p>    "propertyunitperson_unitid_fk" FOREIGN KEY (propertyunit_unitid) REFERENCES propertyunit(unitid)</text:p>
            <text:p/>
            <text:p>                 Index "public.propertyunitperson_unitid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+---------+-------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ropertyunit_uni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person_personid <text:s text:c="4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0"/>Table "public.propertyusetyp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6"/>Column <text:s text:c="6"/></text:p>
          </table:table-cell>
          <table:table-cell office:value-type="string" calcext:value-type="string">
            <text:p><text:s text:c="10"/>Type <text:s text:c="9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7"/>Default <text:s text:c="17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+------------------------+-----------+----------+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ropertyusetypeid </text:p>
          </table:table-cell>
          <table:table-cell office:value-type="string" calcext:value-type="string">
            <text:p><text:s/>integer <text:s text:c="15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propertyusetype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ame <text:s text:c="13"/></text:p>
          </table:table-cell>
          <table:table-cell office:value-type="string" calcext:value-type="string">
            <text:p><text:s/>character varying(50) <text:s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escription <text:s text:c="6"/></text:p>
          </table:table-cell>
          <table:table-cell office:value-type="string" calcext:value-type="string">
            <text:p><text:s/>character varying(100)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propertyusetype_pk" PRIMARY KEY, btree (propertyusetypeid)</text:p>
            <text:p/>
            <text:p>                    Index "public.propertyusetype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6"/>Column <text:s text:c="6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+---------+-----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ropertyusetyp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20"/>Sequence "public.propertyusetype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" calcext:value-type="float">
            <text:p>1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1"/>Index "public.propevent_eventid_p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v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9"/>Sequence "public.propevent_event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1"/>Table "public.spac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3"/>Default <text:s text:c="1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+---------+-----------+----------+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paceid <text:s text:c="5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space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name <text:s text:c="8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pacetype_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pace_pkey" PRIMARY KEY, btree (spaceid)</text:p>
            <text:p>Foreign-key constraints:</text:p>
            <text:p>    "spacetype_fk" FOREIGN KEY (spacetype_id) REFERENCES spacetype(spacetypeid)</text:p>
            <text:p/>
            <text:p>                Index "public.space_p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pac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0"/>Table "public.spaceelemen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Column <text:s text:c="4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6"/>Default <text:s text:c="15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+---------+-----------+----------+---------------------------------------+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paceelem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spaceelement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pace_id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deelement_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39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spaceelementid_pk" PRIMARY KEY, btree (spaceelementid)</text:p>
            <text:p>Foreign-key constraints:</text:p>
            <text:p>    "codelementid_fk" FOREIGN KEY (codeelement_id) REFERENCES codeelement(elementid)</text:p>
            <text:p>Referenced by:</text:p>
            <text:p>    TABLE "checklistspaceelement" CONSTRAINT "checklsitspacelement_spaceelementid_fk" FOREIGN KEY (spaceelement_id) REFERENCES spaceelement(spaceelementid)</text:p>
            <text:p/>
            <text:p>                      Sequence "public.spaceelement_se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8"/>Index "public.spaceelementid_p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Column <text:s text:c="4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+---------+--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paceelem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24"/>Sequence "public.space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" calcext:value-type="float">
            <text:p>1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5"/>Table "public.spacetyp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0"/>Default <text:s text:c="20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+---------+-----------+----------+--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pacetyp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spacetype_spacetype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pacetitle <text:s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pacetype_spacetypeid_pk" PRIMARY KEY, btree (spacetypeid)</text:p>
            <text:p>Referenced by:</text:p>
            <text:p>    TABLE "space" CONSTRAINT "spacetype_fk" FOREIGN KEY (spacetype_id) REFERENCES spacetype(spacetypeid)</text:p>
            <text:p/>
            <text:p>           Index "public.spacetype_spacetypeid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+---------+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pacetyp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7"/>Sequence "public.spacetype_spacetype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4"/>Index "public.systemimprovements_pkey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olumn <text:s text:c="4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+---------+---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mprovem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7"/>Table "public.textblock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8"/>Default <text:s text:c="18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+---------+-----------+----------+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lockid <text:s text:c="12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textblock_block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blockcategory_ca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muni_municode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blockname <text:s text:c="10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blocktext <text:s text:c="10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xtblock_blockid_pk" PRIMARY KEY, btree (blockid)</text:p>
            <text:p>Foreign-key constraints:</text:p>
            <text:p>    "blockcategory_catid_fk" FOREIGN KEY (blockcategory_catid) REFERENCES textblockcategory(categoryid)</text:p>
            <text:p>    "muni_municode_fk" FOREIGN KEY (muni_municode) REFERENCES municipality(municode)</text:p>
            <text:p/>
            <text:p>           Index "public.textblock_blockid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lock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9"/>Sequence "public.textblock_blockid_seq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" calcext:value-type="float">
            <text:p>1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4"/>Table "public.textblockcategory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olumn <text:s text:c="4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2"/>Default <text:s text:c="2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+---------+-----------+----------+---------------------------------------------------+----------+--------------+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tegoryid <text:s text:c="3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blockcategory_categoryid_seq'::regclas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ategorytitle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1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lockcategory_catid_pk" PRIMARY KEY, btree (categoryid)</text:p>
            <text:p>Referenced by:</text:p>
            <text:p>    TABLE "textblock" CONSTRAINT "blockcategory_catid_fk" FOREIGN KEY (blockcategory_catid) REFERENCES textblockcategory(categoryid)</text:p>
            <text:p/>
            <text:p>                Index "public.unitid_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lumn 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+---------+------------+---------+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uni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table:number-columns-repeated="1022"/>
        </table:table-row>
        <table:table-row table:style-name="ro1" table:number-rows-repeated="10472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7" office:value-type="string" calcext:value-type="string">
            <text:p>Raw extracted at the end of patch Beta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8"/>Table "public.dbpatch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Column <text:s text:c="4"/></text:p>
          </table:table-cell>
          <table:table-cell office:value-type="string" calcext:value-type="string">
            <text:p><text:s text:c="12"/>Type <text:s text:c="1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+-----------------------------+-----------+----------+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atchnum <text:s text:c="5"/></text:p>
          </table:table-cell>
          <table:table-cell office:value-type="string" calcext:value-type="string">
            <text:p><text:s/>integer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atchfilename </text:p>
          </table:table-cell>
          <table:table-cell office:value-type="string" calcext:value-type="string">
            <text:p><text:s/>text <text:s text:c="2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atepublished </text:p>
          </table:table-cell>
          <table:table-cell office:value-type="string" calcext:value-type="string">
            <text:p><text:s/>timestamp without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atchauthor <text:s text:c="2"/></text:p>
          </table:table-cell>
          <table:table-cell office:value-type="string" calcext:value-type="string">
            <text:p><text:s/>text <text:s text:c="2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es <text:s text:c="8"/></text:p>
          </table:table-cell>
          <table:table-cell office:value-type="string" calcext:value-type="string">
            <text:p><text:s/>text <text:s text:c="2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dbpatch_pk" PRIMARY KEY, btree (patchnum)</text:p>
            <text:p/>
            <text:p/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7"/>
          <table:table-cell table:number-columns-repeated="7"/>
        </table:table-row>
        <table:table-row table:style-name="ro1">
          <table:table-cell office:value-type="string" calcext:value-type="string">
            <text:p><text:s text:c="57"/>Table "public.actionrqstissuetype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Column <text:s text:c="5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5"/>Default <text:s text:c="25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+---------+-----------+----------+------------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issuetypeid <text:s text:c="4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actionrqstissuetype_issuetype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ypename <text:s text:c="7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8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ypedescription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8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uni_municode <text:s text:c="2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es <text:s text:c="10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8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actionrqstissuetype_pk" PRIMARY KEY, btree (issuetypeid)</text:p>
            <text:p>Foreign-key constraints:</text:p>
            <text:p>    "acrreqisstype_municode_fk" FOREIGN KEY (muni_municode) REFERENCES municipality(municode)</text:p>
            <text:p>Referenced by:</text:p>
            <text:p>    TABLE "ceactionrequest" CONSTRAINT "ceactionrequest_issuetypeid_fk" FOREIGN KEY (issuetype_issuetypeid) REFERENCES actionrqstissuetype(issuetypeid)</text:p>
            <text:p/>
            <text:p>            Sequence "public.actionrqstissuetype_issuetypeid_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2"/>Index "public.actionrqstissuetype_p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text:s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+---------+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issuetyp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issuetype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actionrqstissuetype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6"/>Sequence "public.blockcategory_category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1"/>Index "public.blockcategory_catid_p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ategor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category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textblockcategory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69"/>Table "public.ceactionrequest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0"/>Column <text:s text:c="9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2"/>Default <text:s text:c="22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---+--------------------------+-----------+----------+------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requestid <text:s text:c="15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eactionrequest_request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equestpubliccc <text:s text:c="9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uni_municode <text:s text:c="11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roperty_propertyid <text:s text:c="5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issuetype_issuetypeid <text:s text:c="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ctrequestor_requestor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ecase_caseid <text:s text:c="11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ubmittedtimestamp <text:s text:c="6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ateofrecord <text:s text:c="12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ataddress <text:s text:c="12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ofconcern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equestdescription <text:s text:c="6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isurgent <text:s text:c="16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45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nonymityrequested <text:s text:c="6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45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oginternalnotes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uniinternalnotes <text:s text:c="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ublicexternalnotes <text:s text:c="5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tatus_id <text:s text:c="15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aseattachmenttimestamp <text:s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accenabled <text:s text:c="13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true <text:s text:c="46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aseattachment_userid <text:s text:c="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0">
          <table:table-cell office:value-type="string" calcext:value-type="string">
            <text:p>ceactionrequest_requestid_pk" PRIMARY KEY, btree (requestid)</text:p>
            <text:p>Foreign-key constraints:</text:p>
            <text:p>    "ceactionrequest_caseattachment_userid_fkey" FOREIGN KEY (caseattachment_userid) REFERENCES login(userid)</text:p>
            <text:p>    "ceactionrequest_caseid" FOREIGN KEY (cecase_caseid) REFERENCES cecase(caseid)</text:p>
            <text:p>    "ceactionrequest_issuetypeid_fk" FOREIGN KEY (issuetype_issuetypeid) REFERENCES actionrqstissuetype(issuetypeid)</text:p>
            <text:p>    "ceactionrequest_muni_fk" FOREIGN KEY (muni_municode) REFERENCES municipality(municode)</text:p>
            <text:p>    "ceactionrequest_prop_fk" FOREIGN KEY (property_propertyid) REFERENCES property(propertyid)</text:p>
            <text:p>    "ceactionrequest_requestorid_fk" FOREIGN KEY (actrequestor_requestorid) REFERENCES person(personid)</text:p>
            <text:p>    "status_id_fk" FOREIGN KEY (status_id) REFERENCES ceactionrequeststatus(statusid)</text:p>
            <text:p>Referenced by:</text:p>
            <text:p>    TABLE "ceactionrequestphotodoc" CONSTRAINT "ceactionrequestphotodoc_cear_fk" FOREIGN KEY (ceactionrequest_requestid) REFERENCES ceactionrequest(requestid)</text:p>
            <text:p>    TABLE "loginobjecthistory" CONSTRAINT "hist_ceactionrequest_fk" FOREIGN KEY (ceactionrequest_requestid) REFERENCES ceactionrequest(requestid)</text:p>
            <text:p/>
            <text:p>        Index "public.ceactionrequest_requestid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reques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requestid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ceactionrequest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5"/>Sequence "public.ceactionrequest_request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35"/>Table "public.ceactionrequestphotodoc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0"/>Column <text:s text:c="10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----+---------+-----------+----------+---------+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hotodoc_photodocid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eactionrequest_reques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ceactionrequestphotodoc_pk" PRIMARY KEY, btree (photodoc_photodocid, ceactionrequest_requestid)</text:p>
            <text:p>Foreign-key constraints:</text:p>
            <text:p>    "ceactionrequestphotodoc_cear_fk" FOREIGN KEY (ceactionrequest_requestid) REFERENCES ceactionrequest(requestid)</text:p>
            <text:p>    "ceactionrequestphotodoc_phdoc_fk" FOREIGN KEY (photodoc_photodocid) REFERENCES photodoc(photodocid)</text:p>
            <text:p/>
            <text:p>                        Index "public.ceactionrequestphotodoc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0"/>Column <text:s text:c="10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8"/>Definition <text:s text:c="8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------+---------+-------------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hotodoc_photodocid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hotodoc_photodocid <text:s text:c="6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ceactionrequest_reques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ceactionrequest_request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ceactionrequestphotodoc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30"/>Table "public.ceactionrequeststatus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+---------+-----------+----------+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tatusid <text:s text:c="3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itle <text:s text:c="6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eactionrequeststatus_pkey" PRIMARY KEY, btree (statusid)</text:p>
            <text:p>Referenced by:</text:p>
            <text:p>    TABLE "ceactionrequest" CONSTRAINT "status_id_fk" FOREIGN KEY (status_id) REFERENCES ceactionrequeststatus(statusid)</text:p>
            <text:p/>
            <text:p>        Index "public.ceactionrequeststatus_pke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tatus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statusid <text:s text:c="2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ceactionrequeststatus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65"/>Table "public.cecase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6"/>Default <text:s text:c="16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+--------------------------+-----------+----------+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aseid <text:s text:c="1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ecase_case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ecasepubliccc <text:s text:c="5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roperty_property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ropertyunit_unit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ogin_userid <text:s text:c="7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asename <text:s text:c="11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0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asephase <text:s text:c="10"/></text:p>
          </table:table-cell>
          <table:table-cell office:value-type="string" calcext:value-type="string">
            <text:p><text:s/>casephase <text:s text:c="15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riginationdate <text:s text:c="4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losingdate <text:s text:c="8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reationtimestamp <text:s text:c="2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es <text:s text:c="14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0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accenabled <text:s text:c="8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true <text:s text:c="3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llowuplinkaccess <text:s text:c="2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true <text:s text:c="3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ropertyinfocase <text:s text:c="3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33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0">
          <table:table-cell office:value-type="string" calcext:value-type="string">
            <text:p>cecase_caseid_pk" PRIMARY KEY, btree (caseid)</text:p>
            <text:p>    "fki_cecase_login_userid_fk" btree (login_userid)</text:p>
            <text:p>Foreign-key constraints:</text:p>
            <text:p>    "cecase_login_userid_fk" FOREIGN KEY (login_userid) REFERENCES login(userid)</text:p>
            <text:p>    "cecase_propertyid_fk" FOREIGN KEY (property_propertyid) REFERENCES property(propertyid)</text:p>
            <text:p>    "cecase_unitid_fk" FOREIGN KEY (propertyunit_unitid) REFERENCES propertyunit(unitid)</text:p>
            <text:p>Referenced by:</text:p>
            <text:p>    TABLE "ceactionrequest" CONSTRAINT "ceactionrequest_caseid" FOREIGN KEY (cecase_caseid) REFERENCES cecase(caseid)</text:p>
            <text:p>    TABLE "ceevent" CONSTRAINT "ceevent_cecaseid_fk" FOREIGN KEY (cecase_caseid) REFERENCES cecase(caseid)</text:p>
            <text:p>    TABLE "codeviolation" CONSTRAINT "codeviolation_caseid_fk" FOREIGN KEY (cecase_caseid) REFERENCES cecase(caseid)</text:p>
            <text:p>    TABLE "loginobjecthistory" CONSTRAINT "hist_cecase_fk" FOREIGN KEY (cecase_caseid) REFERENCES cecase(caseid)</text:p>
            <text:p>    TABLE "noticeofviolation" CONSTRAINT "noticeofviolationcaseid_fk" FOREIGN KEY (caseid) REFERENCES cecase(caseid)</text:p>
            <text:p/>
            <text:p>            Index "public.cecase_caseid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olumn 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as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caseid <text:s text:c="4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cecase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21"/>Sequence "public.cecase_case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68"/>Table "public.ceevent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0"/>Column <text:s text:c="9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7"/>Default <text:s text:c="17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---+--------------------------+-----------+----------+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eventid <text:s text:c="17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eevent_event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eeventcategory_catid <text:s text:c="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ecase_caseid <text:s text:c="11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ateofrecord <text:s text:c="12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eventtimestamp <text:s text:c="10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eventdescription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ogin_userid <text:s text:c="1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isclosetomunicipality <text:s text:c="2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true <text:s text:c="36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isclosetopublic <text:s text:c="8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35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ctiveevent <text:s text:c="13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true <text:s text:c="36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equiresviewconfirmation 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35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hidden <text:s text:c="18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35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es <text:s text:c="19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viewconfirmedby <text:s text:c="9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viewconfirmedat <text:s text:c="9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viewrequestedby_person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viewnotes <text:s text:c="15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2">
          <table:table-cell office:value-type="string" calcext:value-type="string">
            <text:p>ceevent_eventid_pk" PRIMARY KEY, btree (eventid)</text:p>
            <text:p>Foreign-key constraints:</text:p>
            <text:p>    "ceevent_cecaseid_fk" FOREIGN KEY (cecase_caseid) REFERENCES cecase(caseid)</text:p>
            <text:p>    "ceevent_ceeventcategory_fk" FOREIGN KEY (ceeventcategory_catid) REFERENCES ceeventcategory(categoryid)</text:p>
            <text:p>    "ceevent_login_userid" FOREIGN KEY (login_userid) REFERENCES login(userid)</text:p>
            <text:p>    "ceevent_viewrequestedby_fk" FOREIGN KEY (viewrequestedby_personid) REFERENCES login(userid)</text:p>
            <text:p>    "viewconfirmed_userid_fk" FOREIGN KEY (viewconfirmedby) REFERENCES login(userid)</text:p>
            <text:p>Referenced by:</text:p>
            <text:p>    TABLE "ceeventperson" CONSTRAINT "ceeventperson_ceevent_eventid_fk" FOREIGN KEY (ceevent_eventid) REFERENCES ceevent(eventid)</text:p>
            <text:p>    TABLE "codeviolation" CONSTRAINT "codeviolation_compliancetfevent_fk" FOREIGN KEY (compliancetfevent) REFERENCES ceevent(eventid)</text:p>
            <text:p>    TABLE "loginobjecthistory" CONSTRAINT "hist_event_fk" FOREIGN KEY (ceevent_eventid) REFERENCES ceevent(eventid)</text:p>
            <text:p/>
            <text:p>            Index "public.ceevent_eventid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ev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eventid <text:s text:c="3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ceevent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20"/>Sequence "public.ceevent_event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63"/>Table "public.ceeventcategory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0"/>Column <text:s text:c="9"/></text:p>
          </table:table-cell>
          <table:table-cell office:value-type="string" calcext:value-type="string">
            <text:p><text:s text:c="4"/>Type <text:s text:c="4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3"/>Default <text:s text:c="22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---+-------------+-----------+----------+-------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ategoryid <text:s text:c="14"/></text:p>
          </table:table-cell>
          <table:table-cell office:value-type="string" calcext:value-type="string">
            <text:p><text:s/>integer <text:s text:c="4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eeventcategory_category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ategorytype <text:s text:c="12"/></text:p>
          </table:table-cell>
          <table:table-cell office:value-type="string" calcext:value-type="string">
            <text:p><text:s/>ceeventtyp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3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itle <text:s text:c="19"/></text:p>
          </table:table-cell>
          <table:table-cell office:value-type="string" calcext:value-type="string">
            <text:p><text:s/>text <text:s text:c="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3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escription <text:s text:c="13"/></text:p>
          </table:table-cell>
          <table:table-cell office:value-type="string" calcext:value-type="string">
            <text:p><text:s/>text <text:s text:c="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3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userdeployable <text:s text:c="10"/></text:p>
          </table:table-cell>
          <table:table-cell office:value-type="string" calcext:value-type="string">
            <text:p><text:s/>boolean <text:s text:c="4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true <text:s text:c="47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unideployable <text:s text:c="10"/></text:p>
          </table:table-cell>
          <table:table-cell office:value-type="string" calcext:value-type="string">
            <text:p><text:s/>boolean <text:s text:c="4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46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ublicdeployable <text:s text:c="8"/></text:p>
          </table:table-cell>
          <table:table-cell office:value-type="string" calcext:value-type="string">
            <text:p><text:s/>boolean <text:s text:c="4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46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equiresviewconfirmation </text:p>
          </table:table-cell>
          <table:table-cell office:value-type="string" calcext:value-type="string">
            <text:p><text:s/>boolean <text:s text:c="4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46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ifycasemonitors <text:s text:c="6"/></text:p>
          </table:table-cell>
          <table:table-cell office:value-type="string" calcext:value-type="string">
            <text:p><text:s/>boolean <text:s text:c="4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46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asephasechangetrigger <text:s text:c="2"/></text:p>
          </table:table-cell>
          <table:table-cell office:value-type="string" calcext:value-type="string">
            <text:p><text:s/>boolean <text:s text:c="4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46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hidable <text:s text:c="17"/></text:p>
          </table:table-cell>
          <table:table-cell office:value-type="string" calcext:value-type="string">
            <text:p><text:s/>boolean <text:s text:c="4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46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ceeventcategory_categoryid_pk" PRIMARY KEY, btree (categoryid)</text:p>
            <text:p>Referenced by:</text:p>
            <text:p>    TABLE "ceevent" CONSTRAINT "ceevent_ceeventcategory_fk" FOREIGN KEY (ceeventcategory_catid) REFERENCES ceeventcategory(categoryid)</text:p>
            <text:p>    TABLE "propertyevent" CONSTRAINT "propevent_ceeventcategory_fk" FOREIGN KEY (ceeventcategory_catid) REFERENCES ceeventcategory(categoryid)</text:p>
            <text:p/>
            <text:p>        Index "public.ceeventcategory_categoryid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ategor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category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ceeventcategory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5"/>Sequence "public.ceeventcategory_category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35"/>Table "public.ceeventperson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Column <text:s text:c="5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+---------+-----------+----------+---------+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eevent_ev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erson_pers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ceeventperson_pk" PRIMARY KEY, btree (ceevent_eventid, person_personid)</text:p>
            <text:p>Foreign-key constraints:</text:p>
            <text:p>    "ceeventperson_ceevent_eventid_fk" FOREIGN KEY (ceevent_eventid) REFERENCES ceevent(eventid)</text:p>
            <text:p>    "ceeventperson_person_personid_fk" FOREIGN KEY (person_personid) REFERENCES person(personid)</text:p>
            <text:p/>
            <text:p>                   Index "public.ceeventperson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Column <text:s text:c="5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3"/>Definition <text:s text:c="3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+---------+---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eevent_ev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ceevent_event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person_pers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erson_person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ceeventperson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56"/>Table "public.checklist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Column <text:s text:c="4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0"/>Default <text:s text:c="20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+---------+-----------+----------+--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hecklistid <text:s text:c="2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hecklist_checklist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itle <text:s text:c="8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escription <text:s text:c="2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uni_municode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ctive <text:s text:c="7"/></text:p>
          </table:table-cell>
          <table:table-cell office:value-type="string" calcext:value-type="string">
            <text:p><text:s/>boolean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true <text:s text:c="4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3">
          <table:table-cell office:value-type="string" calcext:value-type="string">
            <text:p>inspectionchecklist_checklistid_pk" PRIMARY KEY, btree (checklistid)</text:p>
            <text:p>Foreign-key constraints:</text:p>
            <text:p>    "inspectionchecklist_muni_fk" FOREIGN KEY (muni_municode) REFERENCES municipality(municode)</text:p>
            <text:p>Referenced by:</text:p>
            <text:p>    TABLE "checklistspaceelement" CONSTRAINT "cklist_spacetypeice_checklistid_fk" FOREIGN KEY (checklist_id) REFERENCES checklist(checklistid)</text:p>
            <text:p/>
            <text:p>                 Sequence "public.checklist_checklistid_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51"/>Table "public.checklistspaceelement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9"/>Column <text:s text:c="9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7"/>Default <text:s text:c="16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--+---------+-----------+----------+-----------------------------------------+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hecklistspaceelem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hkliststiceid_seq'::regclass)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hecklist_id <text:s text:c="11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paceelement_id <text:s text:c="8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equired <text:s text:c="15"/></text:p>
          </table:table-cell>
          <table:table-cell office:value-type="string" calcext:value-type="string">
            <text:p><text:s/>boolean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4">
          <table:table-cell office:value-type="string" calcext:value-type="string">
            <text:p>chkliststiceid_pk" PRIMARY KEY, btree (checklistspaceelementid)</text:p>
            <text:p>    "fki_checklsitspacelement_spaceelementid_fk" btree (spaceelement_id)</text:p>
            <text:p>Foreign-key constraints:</text:p>
            <text:p>    "checklsitspacelement_spaceelementid_fk" FOREIGN KEY (spaceelement_id) REFERENCES spaceelement(spaceelementid)</text:p>
            <text:p>    "cklist_spacetypeice_checklistid_fk" FOREIGN KEY (checklist_id) REFERENCES checklist(checklistid)</text:p>
            <text:p>Referenced by:</text:p>
            <text:p>    TABLE "inspectedchecklistspaceelement" CONSTRAINT "inspectedstice_chkliststice_id_fk" FOREIGN KEY (checklistspaceelement_id) REFERENCES checklistspaceelement(checklistspaceelementid)</text:p>
            <text:p/>
            <text:p>                      Index "public.chkliststiceid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Column <text:s text:c="4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7"/>Definition <text:s text:c="7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+---------+-----------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hkliststic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checklistspaceelement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checklistspaceelement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21"/>Sequence "public.chkliststice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71"/>Table "public.citation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1"/>Column <text:s text:c="11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9"/>Default <text:s text:c="19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------+--------------------------+-----------+----------+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itationid <text:s text:c="17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itation_citation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itationno <text:s text:c="1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tatus_statusid <text:s text:c="1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6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rigin_courtentity_entity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6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ogin_userid <text:s text:c="15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6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ateofrecord <text:s text:c="15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6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ranstimestamp <text:s text:c="13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6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isactive <text:s text:c="19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true <text:s text:c="4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es <text:s text:c="22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5">
          <table:table-cell office:value-type="string" calcext:value-type="string">
            <text:p>citation_citationid_pk" PRIMARY KEY, btree (citationid)</text:p>
            <text:p>    "fki_citation_userid_fk" btree (login_userid)</text:p>
            <text:p>Foreign-key constraints:</text:p>
            <text:p>    "citation_citationstatusid_fk" FOREIGN KEY (status_statusid) REFERENCES citationstatus(statusid)</text:p>
            <text:p>    "citation_courtentity_entityid_fk" FOREIGN KEY (origin_courtentity_entityid) REFERENCES courtentity(entityid)</text:p>
            <text:p>    "citation_userid_fk" FOREIGN KEY (login_userid) REFERENCES login(userid)</text:p>
            <text:p/>
            <text:p>           Index "public.citation_citationid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itati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citation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citation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8"/>Sequence "public.citation_citation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54"/>Table "public.citationstatus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1"/>Default <text:s text:c="21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+---------+-----------+----------+----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tatusid <text:s text:c="3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itationstatus_status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tatusname <text:s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0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0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itationstatus_statusid_pk" PRIMARY KEY, btree (statusid)</text:p>
            <text:p>Referenced by:</text:p>
            <text:p>    TABLE "citation" CONSTRAINT "citation_citationstatusid_fk" FOREIGN KEY (status_statusid) REFERENCES citationstatus(statusid)</text:p>
            <text:p/>
            <text:p>        Index "public.citationstatus_statusid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tatus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statusid <text:s text:c="2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citationstatus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6"/>Sequence "public.citationstatus_status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58"/>Table "public.citationviolation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0"/>Column <text:s text:c="10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1"/>Default <text:s text:c="20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----+---------+-----------+----------+-------------------------------------------------+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itationviolationid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itationviolation_cvid_seq'::regclass)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itation_citationid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9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odeviolation_violati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9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itationviolation_pkey" PRIMARY KEY, btree (citationviolationid)</text:p>
            <text:p>Foreign-key constraints:</text:p>
            <text:p>    "citationviolation_violationid_fk" FOREIGN KEY (codeviolation_violationid) REFERENCES codeviolation(violationid)</text:p>
            <text:p/>
            <text:p>                 Sequence "public.citationviolation_cvid_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20"/>Index "public.citationviolation_pkey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5"/>Definition <text:s text:c="5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+---------+-------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itationviolati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citationviolation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citationviolation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67"/>Table "public.codeelement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Column <text:s text:c="7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0"/>Default <text:s text:c="20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+--------------------------+-----------+----------+--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elementid <text:s text:c="11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odeelement_element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odesource_sourceid <text:s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rdchapterno <text:s text:c="8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rdchaptertitle <text:s text:c="5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rdsecnum <text:s text:c="11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rdsectitle <text:s text:c="9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rdsubsecnum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rdsubsectitle <text:s text:c="6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rdtechnicaltext <text:s text:c="4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rdhumanfriendlytext 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isactive <text:s text:c="12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true <text:s text:c="4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esourceurl <text:s text:c="9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atecreated <text:s text:c="9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now() <text:s text:c="4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guideentryid <text:s text:c="8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es <text:s text:c="15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egacyid <text:s text:c="1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4">
          <table:table-cell office:value-type="string" calcext:value-type="string">
            <text:p>codeelement_pk" PRIMARY KEY, btree (elementid)</text:p>
            <text:p>Foreign-key constraints:</text:p>
            <text:p>    "codeelement_codesource_sourceid" FOREIGN KEY (codesource_sourceid) REFERENCES codesource(sourceid)</text:p>
            <text:p>    "guideentryid_fk" FOREIGN KEY (guideentryid) REFERENCES codeelementguide(guideentryid)</text:p>
            <text:p>Referenced by:</text:p>
            <text:p>    TABLE "spaceelement" CONSTRAINT "codelementid_fk" FOREIGN KEY (codeelement_id) REFERENCES codeelement(elementid)</text:p>
            <text:p>    TABLE "codesetelement" CONSTRAINT "codeseetelement_elementid_fk" FOREIGN KEY (codelement_elementid) REFERENCES codeelement(elementid)</text:p>
            <text:p/>
            <text:p>                 Sequence "public.codeelement_elementid_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5"/>Index "public.codeelement_p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elem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elementid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codeelement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56"/>Table "public.codeelementguide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Column <text:s text:c="8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9"/>Default <text:s text:c="19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+---------+-----------+----------+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uideentryid <text:s text:c="9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odeelementguide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ategory <text:s text:c="13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ubcategory <text:s text:c="10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escription <text:s text:c="10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enforcementguidelines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inspectionguidelines <text:s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riority <text:s text:c="13"/></text:p>
          </table:table-cell>
          <table:table-cell office:value-type="string" calcext:value-type="string">
            <text:p><text:s/>boolean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deelementtype_cvtypeid_pk" PRIMARY KEY, btree (guideentryid)</text:p>
            <text:p>Referenced by:</text:p>
            <text:p>    TABLE "codeelement" CONSTRAINT "guideentryid_fk" FOREIGN KEY (guideentryid) REFERENCES codeelementguide(guideentryid)</text:p>
            <text:p/>
            <text:p>                  Sequence "public.codeelementguide_id_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1"/>Index "public.codeelementtype_cvtypeid_p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2"/>Definition <text:s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+---------+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uideentr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guideentry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codeelementguide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59"/>Table "public.codeset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Column <text:s text:c="8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8"/>Default <text:s text:c="18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+---------+-----------+----------+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odesetid <text:s text:c="12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odeset_codeset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ame <text:s text:c="17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escription <text:s text:c="10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unicipality_municode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5">
          <table:table-cell office:value-type="string" calcext:value-type="string">
            <text:p>codeset_codesetid_pk" PRIMARY KEY, btree (codesetid)</text:p>
            <text:p>Foreign-key constraints:</text:p>
            <text:p>    "codeset_municode_fk" FOREIGN KEY (municipality_municode) REFERENCES municipality(municode)</text:p>
            <text:p>Referenced by:</text:p>
            <text:p>    TABLE "codesetelement" CONSTRAINT "codeseetelement_setid_fk" FOREIGN KEY (codeset_codesetid) REFERENCES codeset(codesetid)</text:p>
            <text:p>    TABLE "municipality" CONSTRAINT "muni_defaultcodeset_fk" FOREIGN KEY (defaultcodeset) REFERENCES codeset(codesetid)</text:p>
            <text:p/>
            <text:p>            Index "public.codeset_codesetid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odese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codesetid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codeset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9"/>Sequence "public.codeset_codeset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59"/>Table "public.codesetelement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Column <text:s text:c="7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2"/>Default <text:s text:c="21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+---------+-----------+----------+-----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odesetelementid <text:s text:c="4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odesetelement_element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odeset_codesetid <text:s text:c="3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odelement_elem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elementmaxpenalty <text:s text:c="3"/></text:p>
          </table:table-cell>
          <table:table-cell office:value-type="string" calcext:value-type="string">
            <text:p><text:s/>numeric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1"/></text:p>
          </table:table-cell>
          <table:table-cell office:value-type="string" calcext:value-type="string">
            <text:p><text:s/>main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elementminpenalty <text:s text:c="3"/></text:p>
          </table:table-cell>
          <table:table-cell office:value-type="string" calcext:value-type="string">
            <text:p><text:s/>numeric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1"/></text:p>
          </table:table-cell>
          <table:table-cell office:value-type="string" calcext:value-type="string">
            <text:p><text:s/>main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elementnormpenalty <text:s text:c="2"/></text:p>
          </table:table-cell>
          <table:table-cell office:value-type="string" calcext:value-type="string">
            <text:p><text:s/>numeric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1"/></text:p>
          </table:table-cell>
          <table:table-cell office:value-type="string" calcext:value-type="string">
            <text:p><text:s/>main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enaltynotes <text:s text:c="8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rmdaystocomply <text:s text:c="4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aystocomplynotes <text:s text:c="3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unispecificnotes <text:s text:c="3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5">
          <table:table-cell office:value-type="string" calcext:value-type="string">
            <text:p>codesetelement_codesetelementid_pk" PRIMARY KEY, btree (codesetelementid)</text:p>
            <text:p>Foreign-key constraints:</text:p>
            <text:p>    "codeseetelement_elementid_fk" FOREIGN KEY (codelement_elementid) REFERENCES codeelement(elementid)</text:p>
            <text:p>    "codeseetelement_setid_fk" FOREIGN KEY (codeset_codesetid) REFERENCES codeset(codesetid)</text:p>
            <text:p>Referenced by:</text:p>
            <text:p>    TABLE "codeviolation" CONSTRAINT "codeviolation_cdsetel_elementid_fk" FOREIGN KEY (codesetelement_elementid) REFERENCES codesetelement(codesetelementid)</text:p>
            <text:p/>
            <text:p>           Index "public.codesetelement_codesetelementid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Column <text:s text:c="5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4"/>Definition <text:s text:c="3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+---------+----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odesetelem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codesetelement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codesetelement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6"/>Sequence "public.codesetelement_element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54"/>Table "public.codesource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9"/>Default <text:s text:c="19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+---------+-----------+----------+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ourceid <text:s text:c="3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odesource_source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ame <text:s text:c="7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year <text:s text:c="7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6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isactive <text:s text:c="3"/></text:p>
          </table:table-cell>
          <table:table-cell office:value-type="string" calcext:value-type="string">
            <text:p><text:s/>boolean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true <text:s text:c="4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url <text:s text:c="8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es <text:s text:c="6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codesource_sourceid_pk" PRIMARY KEY, btree (sourceid)</text:p>
            <text:p>Referenced by:</text:p>
            <text:p>    TABLE "codeelement" CONSTRAINT "codeelement_codesource_sourceid" FOREIGN KEY (codesource_sourceid) REFERENCES codesource(sourceid)</text:p>
            <text:p>    TABLE "municipality" CONSTRAINT "muni_occpermitissuingcodesource_sourceid_fk" FOREIGN KEY (occpermitissuingsource_sourceid) REFERENCES codesource(sourceid)</text:p>
            <text:p/>
            <text:p>          Index "public.codesource_sourceid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ourc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sourceid <text:s text:c="2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codesource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8"/>Sequence "public.codesource_source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70"/>Table "public.codeviolation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0"/>Column <text:s text:c="9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2"/>Default <text:s text:c="22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---+--------------------------+-----------+----------+------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violationid <text:s text:c="1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odeviolation_violation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odesetelement_element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ecase_caseid <text:s text:c="11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ateofrecord <text:s text:c="12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entrytimestamp <text:s text:c="10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tipulatedcompliancedate 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ctualcompliancdate <text:s text:c="5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enalty <text:s text:c="17"/></text:p>
          </table:table-cell>
          <table:table-cell office:value-type="string" calcext:value-type="string">
            <text:p><text:s/>numeric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main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escription <text:s text:c="13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es <text:s text:c="19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egacyimport <text:s text:c="12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45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ompliancetimestamp <text:s text:c="5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omplianceuser <text:s text:c="10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ompliancetfevent <text:s text:c="7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6">
          <table:table-cell office:value-type="string" calcext:value-type="string">
            <text:p>codeviolation_pk" PRIMARY KEY, btree (violationid)</text:p>
            <text:p>Foreign-key constraints:</text:p>
            <text:p>    "codeviolation_caseid_fk" FOREIGN KEY (cecase_caseid) REFERENCES cecase(caseid)</text:p>
            <text:p>    "codeviolation_cdsetel_elementid_fk" FOREIGN KEY (codesetelement_elementid) REFERENCES codesetelement(codesetelementid)</text:p>
            <text:p>    "codeviolation_complianceofficer_fk" FOREIGN KEY (complianceuser) REFERENCES login(userid)</text:p>
            <text:p>    "codeviolation_compliancetfevent_fk" FOREIGN KEY (compliancetfevent) REFERENCES ceevent(eventid)</text:p>
            <text:p>Referenced by:</text:p>
            <text:p>    TABLE "citationviolation" CONSTRAINT "citationviolation_violationid_fk" FOREIGN KEY (codeviolation_violationid) REFERENCES codeviolation(violationid)</text:p>
            <text:p>    TABLE "codeviolationphotodoc" CONSTRAINT "codeviolationphotodoc_cv_fk" FOREIGN KEY (codeviolation_violationid) REFERENCES codeviolation(violationid)</text:p>
            <text:p>    TABLE "inspectedchecklistspaceelementphotodoc" CONSTRAINT "inspchklstspele_elementid_cv_fk" FOREIGN KEY (inspchklstspele_elementid) REFERENCES codeviolation(violationid)</text:p>
            <text:p/>
            <text:p>               Index "public.codeviolation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text:s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+---------+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violati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violation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codeviolation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5"/>Sequence "public.codeviolation_violation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36"/>Table "public.codeviolationphotodoc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0"/>Column <text:s text:c="10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----+---------+-----------+----------+---------+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hotodoc_photodocid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odeviolation_violati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codeviolationphotodoc_pk" PRIMARY KEY, btree (photodoc_photodocid, codeviolation_violationid)</text:p>
            <text:p>Foreign-key constraints:</text:p>
            <text:p>    "codeviolationphotodoc_cv_fk" FOREIGN KEY (codeviolation_violationid) REFERENCES codeviolation(violationid)</text:p>
            <text:p>    "codeviolationphotodoc_phdoc_fk" FOREIGN KEY (photodoc_photodocid) REFERENCES photodoc(photodocid)</text:p>
            <text:p/>
            <text:p>                         Index "public.codeviolationphotodoc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0"/>Column <text:s text:c="10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8"/>Definition <text:s text:c="8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------+---------+-------------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hotodoc_photodocid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hotodoc_photodocid <text:s text:c="6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codeviolation_violati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codeviolation_violation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codeviolationphotodoc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9"/>Sequence "public.coglog_logeentry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2"/>Index "public.coglog_logentryid_p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logentr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logentry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genlog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57"/>Table "public.courtentity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Column <text:s text:c="6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0"/>Default <text:s text:c="19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+---------+-----------+----------+-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entityid <text:s text:c="9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ourtentity_entity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entityofficialnum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jurisdictionlevel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uni_municode <text:s text:c="4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7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ame <text:s text:c="13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_street <text:s text:c="3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_city <text:s text:c="5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_zip <text:s text:c="6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_state <text:s text:c="4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ounty <text:s text:c="11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hone <text:s text:c="12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url <text:s text:c="14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es <text:s text:c="12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3">
          <table:table-cell office:value-type="string" calcext:value-type="string">
            <text:p>courtentity_entityid_pk" PRIMARY KEY, btree (entityid)</text:p>
            <text:p>Foreign-key constraints:</text:p>
            <text:p>    "courtentity_municode_fk" FOREIGN KEY (muni_municode) REFERENCES municipality(municode)</text:p>
            <text:p>Referenced by:</text:p>
            <text:p>    TABLE "citation" CONSTRAINT "citation_courtentity_entityid_fk" FOREIGN KEY (origin_courtentity_entityid) REFERENCES courtentity(entityid)</text:p>
            <text:p/>
            <text:p>          Index "public.courtentity_entityid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entit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entityid <text:s text:c="2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courtentity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8"/>Sequence "public.courtentity_entity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35"/>Table "public.datasource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+---------+-----------+----------+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ourceid <text:s text:c="3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itle <text:s text:c="6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ocation <text:s text:c="3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atasource_pkey" PRIMARY KEY, btree (sourceid)</text:p>
            <text:p>Referenced by:</text:p>
            <text:p>    TABLE "property" CONSTRAINT "datasource_id" FOREIGN KEY (datasource) REFERENCES datasource(sourceid)</text:p>
            <text:p/>
            <text:p>              Index "public.datasource_pke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ourc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sourceid <text:s text:c="2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datasource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1"/>Index "public.fki_cecase_login_userid_f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2"/>Definition <text:s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+---------+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login_user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login_user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tree</text:p>
          </table:table-cell>
          <table:table-cell office:value-type="string" calcext:value-type="string">
            <text:p><text:s/>for table "public.cecase"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6"/>Index "public.fki_checklsitspacelement_spaceelementid_f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Column <text:s text:c="5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3"/>Definition <text:s text:c="3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+---------+---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paceelement_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spaceelement_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tree</text:p>
          </table:table-cell>
          <table:table-cell office:value-type="string" calcext:value-type="string">
            <text:p><text:s/>for table "public.checklistspaceelement"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3"/>Index "public.fki_citation_userid_f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2"/>Definition <text:s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+---------+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login_user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login_user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tree</text:p>
          </table:table-cell>
          <table:table-cell office:value-type="string" calcext:value-type="string">
            <text:p><text:s/>for table "public.citation"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8"/>Index "public.fki_genlogcategory_catid_f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ategory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category <text:s text:c="2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tree</text:p>
          </table:table-cell>
          <table:table-cell office:value-type="string" calcext:value-type="string">
            <text:p><text:s/>for table "public.genlog"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9"/>Index "public.fki_noticeOfViolation_recipient_f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5"/>Definition <text:s text:c="4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+---------+------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recipient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ersonid_recipient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tree</text:p>
          </table:table-cell>
          <table:table-cell office:value-type="string" calcext:value-type="string">
            <text:p><text:s/>for table "public.noticeofviolation"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0"/>Index "public.fki_occInspec_assignedFee_f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2"/>Definition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+---------+-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ssignedFee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assignedFee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tree</text:p>
          </table:table-cell>
          <table:table-cell office:value-type="string" calcext:value-type="string">
            <text:p><text:s/>for table "public.occupancyinspection"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6"/>Index "public.fki_occinspec_muniauthgrantedby_loginuserid_f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Column <text:s text:c="6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4"/>Definition <text:s text:c="4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+---------+-----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muniauthgrantedby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muniauthgrantedby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tree</text:p>
          </table:table-cell>
          <table:table-cell office:value-type="string" calcext:value-type="string">
            <text:p><text:s/>for table "public.occupancyinspection"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64"/>Table "public.genlog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9"/>Default <text:s text:c="18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+--------------------------+-----------+----------+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logentryid <text:s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coglog_logeentry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imeofentry 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now() <text:s text:c="3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user_user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essionid <text:s text:c="2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es <text:s text:c="6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error <text:s text:c="6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3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eqview <text:s text:c="4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3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viewed <text:s text:c="5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3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ategory <text:s text:c="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3">
          <table:table-cell office:value-type="string" calcext:value-type="string">
            <text:p>coglog_logentryid_pk" PRIMARY KEY, btree (logentryid)</text:p>
            <text:p>    "fki_genlogcategory_catid_fk" btree (category)</text:p>
            <text:p>Foreign-key constraints:</text:p>
            <text:p>    "genlog_user_userid_fk" FOREIGN KEY (user_userid) REFERENCES login(userid)</text:p>
            <text:p>    "genlogcategory_catid_fk" FOREIGN KEY (category) REFERENCES genlogcategory(catid)</text:p>
            <text:p/>
            <text:p>                                 Table "public.genlogcatego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+---------+-----------+----------+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atid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itle <text:s text:c="6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enlogcategory_catid_pk" PRIMARY KEY, btree (catid)</text:p>
            <text:p>Referenced by:</text:p>
            <text:p>    TABLE "genlog" CONSTRAINT "genlogcategory_catid_fk" FOREIGN KEY (category) REFERENCES genlogcategory(catid)</text:p>
            <text:p/>
            <text:p>         Index "public.genlogcategory_catid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olumn 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atid <text:s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catid <text:s text:c="5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genlogcategory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8"/>Index "public.historyentryid_p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Column <text:s text:c="4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3"/>Definition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+---------+--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historyentr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historyentry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loginobjecthistory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21"/>Sequence "public.improvement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35"/>Table "public.improvementstatus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Column <text:s text:c="6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+---------+-----------+----------+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tatusid <text:s text:c="9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tatustitle <text:s text:c="6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tatusdescription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provementstatus_pkey" PRIMARY KEY, btree (statusid)</text:p>
            <text:p>Referenced by:</text:p>
            <text:p>    TABLE "improvementsuggestion" CONSTRAINT "imptstatus_fk" FOREIGN KEY (statusid) REFERENCES improvementstatus(statusid)</text:p>
            <text:p/>
            <text:p>          Index "public.improvementstatus_pke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tatus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statusid <text:s text:c="2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improvementstatus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61"/>Table "public.improvementsuggestion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0"/>Column <text:s text:c="10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6"/>Default <text:s text:c="16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----+--------------------------+-----------+----------+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improvementid <text:s text:c="1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improvement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improvementtypeid <text:s text:c="8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improvementsuggestiontext 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0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improvementreply <text:s text:c="9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0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tatusid <text:s text:c="17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ubmitterid <text:s text:c="14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ubmissiontimestamp <text:s text:c="6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3">
          <table:table-cell office:value-type="string" calcext:value-type="string">
            <text:p>systemimprovements_pkey" PRIMARY KEY, btree (improvementid)</text:p>
            <text:p>Foreign-key constraints:</text:p>
            <text:p>    "imptstatus_fk" FOREIGN KEY (statusid) REFERENCES improvementstatus(statusid)</text:p>
            <text:p>    "imptype_fk" FOREIGN KEY (improvementtypeid) REFERENCES improvementtype(typeid)</text:p>
            <text:p>    "submitter_fk" FOREIGN KEY (submitterid) REFERENCES login(userid)</text:p>
            <text:p/>
            <text:p>                                   Table "public.improvementty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Column <text:s text:c="5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+---------+-----------+----------+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typeid <text:s text:c="9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ypetitle <text:s text:c="6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ypedescription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mprovementtype_pkey" PRIMARY KEY, btree (typeid)</text:p>
            <text:p>Referenced by:</text:p>
            <text:p>    TABLE "improvementsuggestion" CONSTRAINT "imptype_fk" FOREIGN KEY (improvementtypeid) REFERENCES improvementtype(typeid)</text:p>
            <text:p/>
            <text:p>          Index "public.improvementtype_pke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olumn 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typ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typeid <text:s text:c="4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improvementtype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28"/>Index "public.inspchklstspele_p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0"/>Column <text:s text:c="10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8"/>Definition <text:s text:c="8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------+---------+-------------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hotodoc_photodocid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hotodoc_photodocid <text:s text:c="6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inspchklstspele_elem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inspchklstspele_element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inspectedchecklistspaceelementphotodoc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74"/>Table "public.inspectedchecklistspaceelement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4"/>Column <text:s text:c="13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30"/>Default <text:s text:c="30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-----------+--------------------------+-----------+----------+----------------------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inspectedchecklistspaceelement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inspectedspacetypeelement_inspectedstel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ccupancyinspection_id <text:s text:c="10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6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hecklistspaceelement_id <text:s text:c="8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6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ompliancedate <text:s text:c="18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6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es <text:s text:c="2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68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ocationdescription_id <text:s text:c="10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6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inspected <text:s text:c="23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6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3">
          <table:table-cell office:value-type="string" calcext:value-type="string">
            <text:p>inspectedspacetypeice_inspectedsticeid" PRIMARY KEY, btree (inspectedchecklistspaceelementid)</text:p>
            <text:p>Foreign-key constraints:</text:p>
            <text:p>    "inspecchecklistspaceele_locdescid_fk" FOREIGN KEY (locationdescription_id) REFERENCES locationdescription(locationdescriptionid)</text:p>
            <text:p>    "inspectedstice_chkliststice_id_fk" FOREIGN KEY (checklistspaceelement_id) REFERENCES checklistspaceelement(checklistspaceelementid)</text:p>
            <text:p>    "inspectedstice_inspection_inspectionid_fk" FOREIGN KEY (occupancyinspection_id) REFERENCES occupancyinspection(inspectionid)</text:p>
            <text:p/>
            <text:p>                            Table "public.inspectedchecklistspaceelementphotodo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0"/>Column <text:s text:c="10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----+---------+-----------+----------+---------+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hotodoc_photodocid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inspchklstspele_elem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inspchklstspele_pk" PRIMARY KEY, btree (photodoc_photodocid, inspchklstspele_elementid)</text:p>
            <text:p>Foreign-key constraints:</text:p>
            <text:p>    "inspchklstspele_elementid_cv_fk" FOREIGN KEY (inspchklstspele_elementid) REFERENCES codeviolation(violationid)</text:p>
            <text:p>    "inspchklstspele_elementid_phdoc_fk" FOREIGN KEY (photodoc_photodocid) REFERENCES photodoc(photodocid)</text:p>
            <text:p/>
            <text:p>       Sequence "public.inspectedspacetypeelement_inspectedstelid_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7"/>Index "public.inspectedspacetypeice_inspectedsticeid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Column <text:s text:c="5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12"/>Definition <text:s text:c="11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+---------+--------------------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inspectedstel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inspectedchecklistspaceelement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inspectedchecklistspaceelement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6"/>Index "public.inspectionchecklist_checklistid_p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text:s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+---------+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hecklis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checklist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checklist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47"/>Table "public.listchangerequest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7"/>Default <text:s text:c="16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+---------+-----------+----------+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hangeid <text:s text:c="2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listitemchange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hangetext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7">
          <table:table-cell office:value-type="string" calcext:value-type="string">
            <text:p>listitemchange_pkey" PRIMARY KEY, btree (changeid)</text:p>
            <text:p/>
            <text:p>            Index "public.listitemchange_pke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hang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changeid <text:s text:c="2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listchangerequest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21"/>Sequence "public.listitemchange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56"/>Table "public.locationdescription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Column <text:s text:c="8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1"/>Default <text:s text:c="20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+---------+-----------+----------+---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locationdescripti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locationdescription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escription <text:s text:c="10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locationdescription_pkey" PRIMARY KEY, btree (locationdescriptionid)</text:p>
            <text:p>Referenced by:</text:p>
            <text:p>    TABLE "inspectedchecklistspaceelement" CONSTRAINT "inspecchecklistspaceele_locdescid_fk" FOREIGN KEY (locationdescription_id) REFERENCES locationdescription(locationdescriptionid)</text:p>
            <text:p/>
            <text:p>                 Sequence "public.locationdescription_id_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21"/>Index "public.locationdescription_pkey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Column <text:s text:c="8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6"/>Definition <text:s text:c="6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--+---------+---------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locationdescripti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locationdescription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locationdescription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65"/>Table "public.login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6"/>Default <text:s text:c="15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+--------------------------+-----------+----------+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userid <text:s text:c="1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login_user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userrole <text:s text:c="11"/></text:p>
          </table:table-cell>
          <table:table-cell office:value-type="string" calcext:value-type="string">
            <text:p><text:s/>role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username <text:s text:c="11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assword <text:s text:c="11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uni_municode <text:s text:c="6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fname <text:s text:c="14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name <text:s text:c="14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worktitle <text:s text:c="10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honecell <text:s text:c="10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honehome <text:s text:c="10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honework <text:s text:c="10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email <text:s text:c="14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_street <text:s text:c="5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_city <text:s text:c="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_zip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_state <text:s text:c="6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'PA'::text <text:s text:c="2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es <text:s text:c="14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ctivitystartdate <text:s text:c="2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ctivitystopdate <text:s text:c="3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ccesspermitted <text:s text:c="4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true <text:s text:c="33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enforcementofficial 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badgenumber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rinumber <text:s text:c="10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ersonlink <text:s text:c="9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8">
          <table:table-cell office:value-type="string" calcext:value-type="string">
            <text:p>login_pk2" PRIMARY KEY, btree (userid)</text:p>
            <text:p>Foreign-key constraints:</text:p>
            <text:p>    "login_municode_fk" FOREIGN KEY (muni_municode) REFERENCES municipality(municode)</text:p>
            <text:p>    "login_personlink_personid_fk" FOREIGN KEY (personlink) REFERENCES person(personid)</text:p>
            <text:p>Referenced by:</text:p>
            <text:p>    TABLE "ceactionrequest" CONSTRAINT "ceactionrequest_caseattachment_userid_fkey" FOREIGN KEY (caseattachment_userid) REFERENCES login(userid)</text:p>
            <text:p>    TABLE "cecase" CONSTRAINT "cecase_login_userid_fk" FOREIGN KEY (login_userid) REFERENCES login(userid)</text:p>
            <text:p>    TABLE "ceevent" CONSTRAINT "ceevent_login_userid" FOREIGN KEY (login_userid) REFERENCES login(userid)</text:p>
            <text:p>    TABLE "ceevent" CONSTRAINT "ceevent_viewrequestedby_fk" FOREIGN KEY (viewrequestedby_personid) REFERENCES login(userid)</text:p>
            <text:p>    TABLE "citation" CONSTRAINT "citation_userid_fk" FOREIGN KEY (login_userid) REFERENCES login(userid)</text:p>
            <text:p>    TABLE "codeviolation" CONSTRAINT "codeviolation_complianceofficer_fk" FOREIGN KEY (complianceuser) REFERENCES login(userid)</text:p>
            <text:p>    TABLE "genlog" CONSTRAINT "genlog_user_userid_fk" FOREIGN KEY (user_userid) REFERENCES login(userid)</text:p>
            <text:p>    TABLE "loginobjecthistory" CONSTRAINT "hist_user_fk" FOREIGN KEY (login_userid) REFERENCES login(userid)</text:p>
            <text:p>    TABLE "loginmuni" CONSTRAINT "loginmuni_userid_fk" FOREIGN KEY (userid) REFERENCES login(userid)</text:p>
            <text:p>    TABLE "occupancyinspection" CONSTRAINT "occinspec_muniauthgrantedby_loginuserid_fk" FOREIGN KEY (muniauthgrantedby) REFERENCES login(userid)</text:p>
            <text:p>    TABLE "payment" CONSTRAINT "payment_recordedby_login_fk" FOREIGN KEY (recordedby) REFERENCES login(userid)</text:p>
            <text:p>    TABLE "person" CONSTRAINT "person_creator_fk" FOREIGN KEY (creator) REFERENCES login(userid)</text:p>
            <text:p>    TABLE "person" CONSTRAINT "person_userlink_userid_fk" FOREIGN KEY (userlink) REFERENCES login(userid)</text:p>
            <text:p>    TABLE "property" CONSTRAINT "property_updatedby_fk" FOREIGN KEY (lastupdatedby) REFERENCES login(userid)</text:p>
            <text:p>    TABLE "propertyevent" CONSTRAINT "propevent_login_userid" FOREIGN KEY (login_userid) REFERENCES login(userid)</text:p>
            <text:p>    TABLE "improvementsuggestion" CONSTRAINT "submitter_fk" FOREIGN KEY (submitterid) REFERENCES login(userid)</text:p>
            <text:p>    TABLE "ceevent" CONSTRAINT "viewconfirmed_userid_fk" FOREIGN KEY (viewconfirmedby) REFERENCES login(userid)</text:p>
            <text:p/>
            <text:p>                Index "public.login_pk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olumn 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user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userid <text:s text:c="4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login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22"/>Sequence "public.login_user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36"/>Table "public.loginmuni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Column <text:s text:c="4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+---------+-----------+----------+---------+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muni_municode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userid <text:s text:c="7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loginmuni_pkey" PRIMARY KEY, btree (muni_municode, userid)</text:p>
            <text:p>Foreign-key constraints:</text:p>
            <text:p>    "loginmuni_municode_fk" FOREIGN KEY (muni_municode) REFERENCES municipality(municode)</text:p>
            <text:p>    "loginmuni_userid_fk" FOREIGN KEY (userid) REFERENCES login(userid)</text:p>
            <text:p/>
            <text:p>                  Index "public.loginmuni_pke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Column <text:s text:c="4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2"/>Definition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+---------+-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muni_municode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muni_municode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userid <text:s text:c="7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userid <text:s text:c="7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loginmuni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64"/>Table "public.loginobjecthistory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0"/>Column <text:s text:c="10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9"/>Default <text:s text:c="18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----+--------------------------+-----------+----------+---------------------------------------------+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historyentryid <text:s text:c="11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loginobjecthistory_seq'::regclass)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ogin_userid <text:s text:c="1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erson_personid <text:s text:c="10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roperty_propertyid <text:s text:c="6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eactionrequest_request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ecase_caseid <text:s text:c="1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eevent_eventid <text:s text:c="10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ccapp_appid <text:s text:c="1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ccinspec_inspecid <text:s text:c="7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ccpermit_permitid <text:s text:c="7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entrytimestamp <text:s text:c="11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ow() <text:s text:c="38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2">
          <table:table-cell office:value-type="string" calcext:value-type="string">
            <text:p>historyentryid_pk" PRIMARY KEY, btree (historyentryid)</text:p>
            <text:p>Foreign-key constraints:</text:p>
            <text:p>    "his_occinspec_fk" FOREIGN KEY (occinspec_inspecid) REFERENCES occupancyinspection(inspectionid)</text:p>
            <text:p>    "his_occpermit_fk" FOREIGN KEY (occpermit_permitid) REFERENCES occupancypermit(permitid)</text:p>
            <text:p>    "hist_ceactionrequest_fk" FOREIGN KEY (ceactionrequest_requestid) REFERENCES ceactionrequest(requestid)</text:p>
            <text:p>    "hist_cecase_fk" FOREIGN KEY (cecase_caseid) REFERENCES cecase(caseid)</text:p>
            <text:p>    "hist_event_fk" FOREIGN KEY (ceevent_eventid) REFERENCES ceevent(eventid)</text:p>
            <text:p>    "hist_occapp_fk" FOREIGN KEY (occapp_appid) REFERENCES occupancypermitapplication(applicationid)</text:p>
            <text:p>    "hist_person_fk" FOREIGN KEY (person_personid) REFERENCES person(personid)</text:p>
            <text:p>    "hist_prop_fk" FOREIGN KEY (property_propertyid) REFERENCES property(propertyid)</text:p>
            <text:p>    "hist_user_fk" FOREIGN KEY (login_userid) REFERENCES login(userid)</text:p>
            <text:p/>
            <text:p>                   Sequence "public.loginobjecthistory_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46"/>Table "public.municipality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Column <text:s text:c="1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"/>Default <text:s text:c="2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----------+---------+-----------+----------+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municode <text:s text:c="23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uniname <text:s text:c="23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_street <text:s text:c="17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_city <text:s text:c="19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_state <text:s text:c="18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'PA'::text 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_zip <text:s text:c="20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hone <text:s text:c="26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fax <text:s text:c="28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email <text:s text:c="26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anagername <text:s text:c="20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anagerphone <text:s text:c="19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opulation <text:s text:c="21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ctiveinprogram <text:s text:c="16"/></text:p>
          </table:table-cell>
          <table:table-cell office:value-type="string" calcext:value-type="string">
            <text:p><text:s/>boolean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efaultcodeset <text:s text:c="17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ccpermitissuingsource_sourc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9">
          <table:table-cell office:value-type="string" calcext:value-type="string">
            <text:p>municipality_pk" PRIMARY KEY, btree (municode)</text:p>
            <text:p>Foreign-key constraints:</text:p>
            <text:p>    "muni_defaultcodeset_fk" FOREIGN KEY (defaultcodeset) REFERENCES codeset(codesetid)</text:p>
            <text:p>    "muni_occpermitissuingcodesource_sourceid_fk" FOREIGN KEY (occpermitissuingsource_sourceid) REFERENCES codesource(sourceid)</text:p>
            <text:p>Referenced by:</text:p>
            <text:p>    TABLE "actionrqstissuetype" CONSTRAINT "acrreqisstype_municode_fk" FOREIGN KEY (muni_municode) REFERENCES municipality(municode)</text:p>
            <text:p>    TABLE "ceactionrequest" CONSTRAINT "ceactionrequest_muni_fk" FOREIGN KEY (muni_municode) REFERENCES municipality(municode)</text:p>
            <text:p>    TABLE "codeset" CONSTRAINT "codeset_municode_fk" FOREIGN KEY (municipality_municode) REFERENCES municipality(municode)</text:p>
            <text:p>    TABLE "courtentity" CONSTRAINT "courtentity_municode_fk" FOREIGN KEY (muni_municode) REFERENCES municipality(municode)</text:p>
            <text:p>    TABLE "checklist" CONSTRAINT "inspectionchecklist_muni_fk" FOREIGN KEY (muni_municode) REFERENCES municipality(municode)</text:p>
            <text:p>    TABLE "login" CONSTRAINT "login_municode_fk" FOREIGN KEY (muni_municode) REFERENCES municipality(municode)</text:p>
            <text:p>    TABLE "loginmuni" CONSTRAINT "loginmuni_municode_fk" FOREIGN KEY (muni_municode) REFERENCES municipality(municode)</text:p>
            <text:p>    TABLE "occinspectionfee" CONSTRAINT "muni_municode_fk" FOREIGN KEY (muni_municode) REFERENCES municipality(municode)</text:p>
            <text:p>    TABLE "textblock" CONSTRAINT "muni_municode_fk" FOREIGN KEY (muni_municode) REFERENCES municipality(municode)</text:p>
            <text:p>    TABLE "person" CONSTRAINT "municipality_fk" FOREIGN KEY (muni_municode) REFERENCES municipality(municode)</text:p>
            <text:p>    TABLE "occpermittype" CONSTRAINT "occpermittype_municode_fk" FOREIGN KEY (muni_municode) REFERENCES municipality(municode)</text:p>
            <text:p>    TABLE "property" CONSTRAINT "property_municode_fk" FOREIGN KEY (municipality_municode) REFERENCES municipality(municode)</text:p>
            <text:p/>
            <text:p>              Index "public.municipality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municode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municode <text:s text:c="2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municipality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66"/>Table "public.noticeofviolation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Column <text:s text:c="6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3"/>Default <text:s text:c="22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+--------------------------+-----------+----------+-------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noticeid <text:s text:c="10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noticeofviolation_notice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aseid <text:s text:c="1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3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ettertext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3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insertiontimestamp 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3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ateofrecord <text:s text:c="6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3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equesttosend <text:s text:c="5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3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ettersent <text:s text:c="8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3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ettersenddate <text:s text:c="4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3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etterreturneddate 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3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ersonid_recipient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3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3">
          <table:table-cell office:value-type="string" calcext:value-type="string">
            <text:p>noticeviolation_noticeid_pk" PRIMARY KEY, btree (noticeid)</text:p>
            <text:p>    "fki_noticeOfViolation_recipient_fk" btree (personid_recipient)</text:p>
            <text:p>Foreign-key constraints:</text:p>
            <text:p>    "noticeOfViolation_recipient_fk" FOREIGN KEY (personid_recipient) REFERENCES person(personid)</text:p>
            <text:p>    "noticeofviolationcaseid_fk" FOREIGN KEY (caseid) REFERENCES cecase(caseid)</text:p>
            <text:p/>
            <text:p>               Sequence "public.noticeofviolation_noticeid_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8"/>Index "public.noticeviolation_noticeid_p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notic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noticeid <text:s text:c="2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noticeofviolation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3"/>Index "public.occinspec_inspectionid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2"/>Definition <text:s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+---------+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inspecti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inspection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occupancyinspection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0"/>Index "public.occinspecfee_feeid_p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olumn 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feeid <text:s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feeid <text:s text:c="5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occinspectionfee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62"/>Table "public.occinspectionfee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Column <text:s text:c="4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1"/>Default <text:s text:c="20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+--------------------------+-----------+----------+---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feeid <text:s text:c="8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occinspectionfee_fee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uni_municode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feename <text:s text:c="6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feeamount <text:s text:c="4"/></text:p>
          </table:table-cell>
          <table:table-cell office:value-type="string" calcext:value-type="string">
            <text:p><text:s/>money <text:s text:c="19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effectivedate 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expirydate <text:s text:c="3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es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3">
          <table:table-cell office:value-type="string" calcext:value-type="string">
            <text:p>occinspecfee_feeid_pk" PRIMARY KEY, btree (feeid)</text:p>
            <text:p>Foreign-key constraints:</text:p>
            <text:p>    "muni_municode_fk" FOREIGN KEY (muni_municode) REFERENCES municipality(municode)</text:p>
            <text:p>Referenced by:</text:p>
            <text:p>    TABLE "occupancyinspection" CONSTRAINT "occInspec_assignedFee_fk" FOREIGN KEY ("assignedFee") REFERENCES occinspectionfee(feeid)</text:p>
            <text:p/>
            <text:p>                 Sequence "public.occinspectionfee_feeid_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1"/>Index "public.occpermit_permitid_p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ermi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ermitid <text:s text:c="2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occupancypermit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9"/>Sequence "public.occpermitapp_app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1"/>Index "public.occpermitapp_applicationid_p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Column <text:s text:c="4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2"/>Definition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+---------+-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pplicati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application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occupancypermitapplication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54"/>Table "public.occpermitapplicationreason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Column <text:s text:c="6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5"/>Default <text:s text:c="24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+---------+-----------+----------+-----------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reasonid <text:s text:c="9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occpermitpublicreason_reason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easontitle <text:s text:c="6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easondescription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ctivereason <text:s text:c="5"/></text:p>
          </table:table-cell>
          <table:table-cell office:value-type="string" calcext:value-type="string">
            <text:p><text:s/>boolean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true <text:s text:c="5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occpermitreason_reasonid_pk" PRIMARY KEY, btree (reasonid)</text:p>
            <text:p>Referenced by:</text:p>
            <text:p>    TABLE "occupancypermitapplication" CONSTRAINT "reason_reasonid_fk" FOREIGN KEY (reason_reasonid) REFERENCES occpermitapplicationreason(reasonid)</text:p>
            <text:p/>
            <text:p>             Sequence "public.occpermitpublicreason_reasonid_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8"/>Index "public.occpermitreason_reasonid_p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reas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reasonid <text:s text:c="2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occpermitapplicationreason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63"/>Table "public.occpermittype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0"/>Column <text:s text:c="10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3"/>Default <text:s text:c="22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----+---------+-----------+----------+-------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typeid <text:s text:c="19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occupancypermittype_type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uni_municode <text:s text:c="12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3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ypename <text:s text:c="17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3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ypedescription <text:s text:c="10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3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efaultValidityLengthDays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3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equiresPassedInspection <text:s/></text:p>
          </table:table-cell>
          <table:table-cell office:value-type="string" calcext:value-type="string">
            <text:p><text:s/>boolean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3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3">
          <table:table-cell office:value-type="string" calcext:value-type="string">
            <text:p>occpermittype_typeid_pk" PRIMARY KEY, btree (typeid)</text:p>
            <text:p>Foreign-key constraints:</text:p>
            <text:p>    "occpermittype_municode_fk" FOREIGN KEY (muni_municode) REFERENCES municipality(municode)</text:p>
            <text:p>Referenced by:</text:p>
            <text:p>    TABLE "occupancypermit" CONSTRAINT "occpermit_permittype_fk" FOREIGN KEY (permittype) REFERENCES occpermittype(typeid)</text:p>
            <text:p/>
            <text:p>         Index "public.occpermittype_typeid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olumn 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typ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typeid <text:s text:c="4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occpermittype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68"/>Table "public.occupancyinspection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1"/>Column <text:s text:c="11"/></text:p>
          </table:table-cell>
          <table:table-cell office:value-type="string" calcext:value-type="string">
            <text:p><text:s text:c="12"/>Type <text:s text:c="1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0"/>Default <text:s text:c="20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------+-----------------------------+-----------+----------+--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inspectionid <text:s text:c="15"/></text:p>
          </table:table-cell>
          <table:table-cell office:value-type="string" calcext:value-type="string">
            <text:p><text:s/>integer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occupancyinspection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ropertyunit_id <text:s text:c="12"/></text:p>
          </table:table-cell>
          <table:table-cell office:value-type="string" calcext:value-type="string">
            <text:p><text:s/>integer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ogin_userid <text:s text:c="15"/></text:p>
          </table:table-cell>
          <table:table-cell office:value-type="string" calcext:value-type="string">
            <text:p><text:s/>integer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firstinspectiondate <text:s text:c="8"/></text:p>
          </table:table-cell>
          <table:table-cell office:value-type="string" calcext:value-type="string">
            <text:p><text:s/>timestamp with time zone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firstinspectionpass <text:s text:c="8"/></text:p>
          </table:table-cell>
          <table:table-cell office:value-type="string" calcext:value-type="string">
            <text:p><text:s/>boolean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4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econdinspectiondate <text:s text:c="7"/></text:p>
          </table:table-cell>
          <table:table-cell office:value-type="string" calcext:value-type="string">
            <text:p><text:s/>timestamp with time zone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econdinspectionpass <text:s text:c="7"/></text:p>
          </table:table-cell>
          <table:table-cell office:value-type="string" calcext:value-type="string">
            <text:p><text:s/>boolean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4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talfeepaid <text:s text:c="15"/></text:p>
          </table:table-cell>
          <table:table-cell office:value-type="string" calcext:value-type="string">
            <text:p><text:s/>boolean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4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es <text:s text:c="22"/></text:p>
          </table:table-cell>
          <table:table-cell office:value-type="string" calcext:value-type="string">
            <text:p><text:s/>text <text:s text:c="2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inspectionCreationTimestamp </text:p>
          </table:table-cell>
          <table:table-cell office:value-type="string" calcext:value-type="string">
            <text:p><text:s/>timestamp without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ssignedFee <text:s text:c="16"/></text:p>
          </table:table-cell>
          <table:table-cell office:value-type="string" calcext:value-type="string">
            <text:p><text:s/>integer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tatus <text:s text:c="21"/></text:p>
          </table:table-cell>
          <table:table-cell office:value-type="string" calcext:value-type="string">
            <text:p><text:s/>integer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ublicaccesscc <text:s text:c="13"/></text:p>
          </table:table-cell>
          <table:table-cell office:value-type="string" calcext:value-type="string">
            <text:p><text:s/>integer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enablepacc <text:s text:c="17"/></text:p>
          </table:table-cell>
          <table:table-cell office:value-type="string" calcext:value-type="string">
            <text:p><text:s/>boolean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uniauthgrantedby <text:s text:c="10"/></text:p>
          </table:table-cell>
          <table:table-cell office:value-type="string" calcext:value-type="string">
            <text:p><text:s/>integer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uniauthtimestamp <text:s text:c="10"/></text:p>
          </table:table-cell>
          <table:table-cell office:value-type="string" calcext:value-type="string">
            <text:p><text:s/>timestamp with time zone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uniauthnotes <text:s text:c="14"/></text:p>
          </table:table-cell>
          <table:table-cell office:value-type="string" calcext:value-type="string">
            <text:p><text:s/>text <text:s text:c="2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30">
          <table:table-cell office:value-type="string" calcext:value-type="string">
            <text:p>occinspec_inspectionid" PRIMARY KEY, btree (inspectionid)</text:p>
            <text:p>    "fki_occInspec_assignedFee_fk" btree ("assignedFee")</text:p>
            <text:p>    "fki_occinspec_muniauthgrantedby_loginuserid_fk" btree (muniauthgrantedby)</text:p>
            <text:p>Foreign-key constraints:</text:p>
            <text:p>    "occInspec_assignedFee_fk" FOREIGN KEY ("assignedFee") REFERENCES occinspectionfee(feeid)</text:p>
            <text:p>    "occinspec_muniauthgrantedby_loginuserid_fk" FOREIGN KEY (muniauthgrantedby) REFERENCES login(userid)</text:p>
            <text:p>    "occinspec_propunit_fk" FOREIGN KEY (propertyunit_id) REFERENCES propertyunit(unitid)</text:p>
            <text:p>    "occinspec_status_statusid_fk" FOREIGN KEY (status) REFERENCES occupancyinspectionstatus(statusid)</text:p>
            <text:p>Referenced by:</text:p>
            <text:p>    TABLE "loginobjecthistory" CONSTRAINT "his_occinspec_fk" FOREIGN KEY (occinspec_inspecid) REFERENCES occupancyinspection(inspectionid)</text:p>
            <text:p>    TABLE "inspectedchecklistspaceelement" CONSTRAINT "inspectedstice_inspection_inspectionid_fk" FOREIGN KEY (occupancyinspection_id) REFERENCES occupancyinspection(inspectionid)</text:p>
            <text:p>    TABLE "occupancypermitapplication" CONSTRAINT "occinspec_inspecid_fk" FOREIGN KEY (occupancyinspection_id) REFERENCES occupancyinspection(inspectionid)</text:p>
            <text:p>    TABLE "payment" CONSTRAINT "occinspection_inspectionid_fk" FOREIGN KEY (occinspec_inspectionid) REFERENCES occupancyinspection(inspectionid)</text:p>
            <text:p>    TABLE "occupancypermit" CONSTRAINT "occpermit_inspectionid_fk" FOREIGN KEY (occinspec_inspectionid) REFERENCES occupancyinspection(inspectionid)</text:p>
            <text:p/>
            <text:p>                 Sequence "public.occupancyinspectionid_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50"/>Table "public.occupancyinspectionstatus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3"/>Default <text:s text:c="23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+---------+-----------+----------+--------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tatusid <text:s text:c="3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occupancyinspectionstatus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itle <text:s text:c="6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occupancyinspectionstatus_pkey" PRIMARY KEY, btree (statusid)</text:p>
            <text:p>Referenced by:</text:p>
            <text:p>    TABLE "occupancyinspection" CONSTRAINT "occinspec_status_statusid_fk" FOREIGN KEY (status) REFERENCES occupancyinspectionstatus(statusid)</text:p>
            <text:p/>
            <text:p>      Index "public.occupancyinspectionstatus_pke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tatus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statusid <text:s text:c="2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occupancyinspectionstatus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4"/>Sequence "public.occupancyinspectionstatus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68"/>Table "public.occupancypermit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9"/>Column <text:s text:c="8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2"/>Default <text:s text:c="21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-+--------------------------+-----------+----------+-----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ermitid <text:s text:c="14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occupancypermit_permit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eferenceno <text:s text:c="11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ccinspec_inspection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ermittype <text:s text:c="1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ateissued <text:s text:c="12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ateexpires <text:s text:c="11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pecialconditions <text:s text:c="5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es <text:s text:c="1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odesourcename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5">
          <table:table-cell office:value-type="string" calcext:value-type="string">
            <text:p>occpermit_permitid_pk" PRIMARY KEY, btree (permitid)</text:p>
            <text:p>Foreign-key constraints:</text:p>
            <text:p>    "occpermit_inspectionid_fk" FOREIGN KEY (occinspec_inspectionid) REFERENCES occupancyinspection(inspectionid)</text:p>
            <text:p>    "occpermit_permittype_fk" FOREIGN KEY (permittype) REFERENCES occpermittype(typeid)</text:p>
            <text:p>Referenced by:</text:p>
            <text:p>    TABLE "loginobjecthistory" CONSTRAINT "his_occpermit_fk" FOREIGN KEY (occpermit_permitid) REFERENCES occupancypermit(permitid)</text:p>
            <text:p/>
            <text:p>                Sequence "public.occupancypermit_permitid_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59"/>Table "public.occupancypermitapplication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9"/>Column <text:s text:c="8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9"/>Default <text:s text:c="18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-+--------------------------+-----------+----------+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pplicationid <text:s text:c="9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occpermitapp_app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ultiunit <text:s text:c="13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true <text:s text:c="3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eason_reasonid <text:s text:c="7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ubmissiontimestamp <text:s text:c="3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urrentowner_personid <text:s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ontactperson_person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ewoccupant_personid <text:s text:c="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ewowner_personid <text:s text:c="5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ccupancyinspection_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ubmitternotes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internalnotes <text:s text:c="9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ropertyunitid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6">
          <table:table-cell office:value-type="string" calcext:value-type="string">
            <text:p>occpermitapp_applicationid_pk" PRIMARY KEY, btree (applicationid)</text:p>
            <text:p>Foreign-key constraints:</text:p>
            <text:p>    "contactperson_personid_fk" FOREIGN KEY (contactperson_personid) REFERENCES person(personid)</text:p>
            <text:p>    "currowner_personid_fk" FOREIGN KEY (currentowner_personid) REFERENCES person(personid)</text:p>
            <text:p>    "newoccupant_personid_fk" FOREIGN KEY (newoccupant_personid) REFERENCES person(personid)</text:p>
            <text:p>    "newowner_personid_fk" FOREIGN KEY (newowner_personid) REFERENCES person(personid)</text:p>
            <text:p>    "occinspec_inspecid_fk" FOREIGN KEY (occupancyinspection_id) REFERENCES occupancyinspection(inspectionid)</text:p>
            <text:p>    "reason_reasonid_fk" FOREIGN KEY (reason_reasonid) REFERENCES occpermitapplicationreason(reasonid)</text:p>
            <text:p>Referenced by:</text:p>
            <text:p>    TABLE "loginobjecthistory" CONSTRAINT "hist_occapp_fk" FOREIGN KEY (occapp_appid) REFERENCES occupancypermitapplication(applicationid)</text:p>
            <text:p/>
            <text:p>               Sequence "public.occupancypermittype_typeid_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68"/>Table "public.payment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9"/>Column <text:s text:c="8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8"/>Default <text:s text:c="18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-+--------------------------+-----------+----------+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aymentid <text:s text:c="1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payment_payment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ccinspec_inspection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aymenttype_typeid <text:s text:c="4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atereceived <text:s text:c="10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atedeposited <text:s text:c="9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mount <text:s text:c="16"/></text:p>
          </table:table-cell>
          <table:table-cell office:value-type="string" calcext:value-type="string">
            <text:p><text:s/>numeric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main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ayerid <text:s text:c="15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eferencenum <text:s text:c="10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heckno <text:s text:c="15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leared <text:s text:c="15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37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es <text:s text:c="1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ecordedby <text:s text:c="1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entrytimestamp <text:s text:c="8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ow() <text:s text:c="37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5">
          <table:table-cell office:value-type="string" calcext:value-type="string">
            <text:p>payment_paymentid_pk" PRIMARY KEY, btree (paymentid)</text:p>
            <text:p>Foreign-key constraints:</text:p>
            <text:p>    "occinspection_inspectionid_fk" FOREIGN KEY (occinspec_inspectionid) REFERENCES occupancyinspection(inspectionid)</text:p>
            <text:p>    "payerid_person_fk" FOREIGN KEY (payerid) REFERENCES person(personid)</text:p>
            <text:p>    "payment_paymenttypeid_fk" FOREIGN KEY (paymenttype_typeid) REFERENCES paymenttype(typeid)</text:p>
            <text:p>    "payment_recordedby_login_fk" FOREIGN KEY (recordedby) REFERENCES login(userid)</text:p>
            <text:p/>
            <text:p>            Index "public.payment_paymentid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aym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aymentid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payment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9"/>Sequence "public.payment_payment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53"/>Table "public.paymenttype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9"/>Default <text:s text:c="18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+---------+-----------+----------+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typeid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paymenttype_type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mttypetitle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mttype_typeid_pk" PRIMARY KEY, btree (typeid)</text:p>
            <text:p>Referenced by:</text:p>
            <text:p>    TABLE "payment" CONSTRAINT "payment_paymenttypeid_fk" FOREIGN KEY (paymenttype_typeid) REFERENCES paymenttype(typeid)</text:p>
            <text:p/>
            <text:p>                   Sequence "public.paymenttype_typeid_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67"/>Table "public.person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9"/>Column <text:s text:c="8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7"/>Default <text:s text:c="16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-+--------------------------+-----------+----------+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ersonid <text:s text:c="14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person_personid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ersontype <text:s text:c="12"/></text:p>
          </table:table-cell>
          <table:table-cell office:value-type="string" calcext:value-type="string">
            <text:p><text:s/>persontype <text:s text:c="14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uni_municode <text:s text:c="9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fname <text:s text:c="1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name <text:s text:c="1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jobtitle <text:s text:c="14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honecell <text:s text:c="13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honehome <text:s text:c="13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honework <text:s text:c="13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email <text:s text:c="1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_street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_city <text:s text:c="10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_state <text:s text:c="9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'PA'::text <text:s text:c="2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_zip <text:s text:c="11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es <text:s text:c="1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astupdated <text:s text:c="11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expirydate <text:s text:c="12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isactive <text:s text:c="14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true <text:s text:c="35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isunder18 <text:s text:c="13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3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humanverifiedby <text:s text:c="7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ompositelname <text:s text:c="8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3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ourceid <text:s text:c="14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reator <text:s text:c="15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businessentity <text:s text:c="8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3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ailing_address_street 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ailing_address_city <text:s text:c="2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ailing_address_zip <text:s text:c="3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ailing_address_state <text:s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useseparatemailingaddr 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true <text:s text:c="35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expirynotes <text:s text:c="11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reationtimestamp <text:s text:c="5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anexpire <text:s text:c="13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3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userlink <text:s text:c="14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31">
          <table:table-cell office:value-type="string" calcext:value-type="string">
            <text:p>personid_pk" PRIMARY KEY, btree (personid)</text:p>
            <text:p>Foreign-key constraints:</text:p>
            <text:p>    "municipality_fk" FOREIGN KEY (muni_municode) REFERENCES municipality(municode)</text:p>
            <text:p>    "person_creator_fk" FOREIGN KEY (creator) REFERENCES login(userid)</text:p>
            <text:p>    "person_source_sourceid_fk" FOREIGN KEY (sourceid) REFERENCES personsource(sourceid)</text:p>
            <text:p>    "person_userlink_userid_fk" FOREIGN KEY (userlink) REFERENCES login(userid)</text:p>
            <text:p>Referenced by:</text:p>
            <text:p>    TABLE "ceactionrequest" CONSTRAINT "ceactionrequest_requestorid_fk" FOREIGN KEY (actrequestor_requestorid) REFERENCES person(personid)</text:p>
            <text:p>    TABLE "ceeventperson" CONSTRAINT "ceeventperson_person_personid_fk" FOREIGN KEY (person_personid) REFERENCES person(personid)</text:p>
            <text:p>    TABLE "occupancypermitapplication" CONSTRAINT "contactperson_personid_fk" FOREIGN KEY (contactperson_personid) REFERENCES person(personid)</text:p>
            <text:p>    TABLE "occupancypermitapplication" CONSTRAINT "currowner_personid_fk" FOREIGN KEY (currentowner_personid) REFERENCES person(personid)</text:p>
            <text:p>    TABLE "loginobjecthistory" CONSTRAINT "hist_person_fk" FOREIGN KEY (person_personid) REFERENCES person(personid)</text:p>
            <text:p>    TABLE "login" CONSTRAINT "login_personlink_personid_fk" FOREIGN KEY (personlink) REFERENCES person(personid)</text:p>
            <text:p>    TABLE "occupancypermitapplication" CONSTRAINT "newoccupant_personid_fk" FOREIGN KEY (newoccupant_personid) REFERENCES person(personid)</text:p>
            <text:p>    TABLE "occupancypermitapplication" CONSTRAINT "newowner_personid_fk" FOREIGN KEY (newowner_personid) REFERENCES person(personid)</text:p>
            <text:p>    TABLE "noticeofviolation" CONSTRAINT "noticeOfViolation_recipient_fk" FOREIGN KEY (personid_recipient) REFERENCES person(personid)</text:p>
            <text:p>    TABLE "payment" CONSTRAINT "payerid_person_fk" FOREIGN KEY (payerid) REFERENCES person(personid)</text:p>
            <text:p>    TABLE "propertyperson" CONSTRAINT "propertyperson_personid_fk" FOREIGN KEY (person_personid) REFERENCES person(personid)</text:p>
            <text:p>    TABLE "propertyunitperson" CONSTRAINT "propertyunitperson_personid_fk" FOREIGN KEY (person_personid) REFERENCES person(personid)</text:p>
            <text:p/>
            <text:p>                     Sequence "public.person_personid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6"/>Index "public.personid_p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erson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ersonid <text:s text:c="2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person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52"/>Table "public.personsource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0"/>Default <text:s text:c="20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+---------+-----------+----------+--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ourc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personsource_source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itle <text:s text:c="3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ersonsource_sourceidid_pk" PRIMARY KEY, btree (sourceid)</text:p>
            <text:p>Referenced by:</text:p>
            <text:p>    TABLE "person" CONSTRAINT "person_source_sourceid_fk" FOREIGN KEY (sourceid) REFERENCES personsource(sourceid)</text:p>
            <text:p/>
            <text:p>                 Sequence "public.personsource_sourceid_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8"/>Index "public.personsource_sourceidid_p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ourc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sourceid <text:s text:c="2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personsource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67"/>Table "public.photodoc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9"/>Default <text:s text:c="19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+--------------------------+-----------+----------+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hotodocid <text:s text:c="9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photodoc_photodoc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hotodocdescription </text:p>
          </table:table-cell>
          <table:table-cell office:value-type="string" calcext:value-type="string">
            <text:p><text:s/>character varying(100) <text:s text:c="2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hotodocdate <text:s text:c="7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hotodoctype_typeid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6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hotodocblob <text:s text:c="7"/></text:p>
          </table:table-cell>
          <table:table-cell office:value-type="string" calcext:value-type="string">
            <text:p><text:s/>bytea <text:s text:c="19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32">
          <table:table-cell office:value-type="string" calcext:value-type="string">
            <text:p>photodoc_pk" PRIMARY KEY, btree (photodocid)</text:p>
            <text:p>Foreign-key constraints:</text:p>
            <text:p>    "photodoc_photodoctype_fk" FOREIGN KEY (photodoctype_typeid) REFERENCES photodoctype(typeid)</text:p>
            <text:p>Referenced by:</text:p>
            <text:p>    TABLE "ceactionrequestphotodoc" CONSTRAINT "ceactionrequestphotodoc_phdoc_fk" FOREIGN KEY (photodoc_photodocid) REFERENCES photodoc(photodocid)</text:p>
            <text:p>    TABLE "codeviolationphotodoc" CONSTRAINT "codeviolationphotodoc_phdoc_fk" FOREIGN KEY (photodoc_photodocid) REFERENCES photodoc(photodocid)</text:p>
            <text:p>    TABLE "inspectedchecklistspaceelementphotodoc" CONSTRAINT "inspchklstspele_elementid_phdoc_fk" FOREIGN KEY (photodoc_photodocid) REFERENCES photodoc(photodocid)</text:p>
            <text:p>    TABLE "propertyphotodoc" CONSTRAINT "propertyphotodoc_pdid_fk" FOREIGN KEY (photodoc_photodocid) REFERENCES photodoc(photodocid)</text:p>
            <text:p/>
            <text:p>                  Sequence "public.photodoc_photodocid_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7"/>Index "public.photodoc_p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hotodoc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hotodoc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photodoc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33"/>Table "public.photodoctype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+---------+-----------+----------+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typeid <text:s text:c="3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ypetitle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hotodoctype_pkey" PRIMARY KEY, btree (typeid)</text:p>
            <text:p>Referenced by:</text:p>
            <text:p>    TABLE "photodoc" CONSTRAINT "photodoc_photodoctype_fk" FOREIGN KEY (photodoctype_typeid) REFERENCES photodoctype(typeid)</text:p>
            <text:p/>
            <text:p>            Index "public.photodoctype_pke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olumn 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typ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typeid <text:s text:c="4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photodoctype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2"/>Index "public.pmttype_typeid_p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olumn 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typ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typeid <text:s text:c="4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paymenttype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9"/>Sequence "public.propertunit_unit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51"/>Table "public.property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Column <text:s text:c="8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"/>Default <text:s text:c="2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+--------------------------+-----------+----------+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ropertyid <text:s text:c="11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unicipality_municode 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arid <text:s text:c="16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otandblock <text:s text:c="10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 <text:s text:c="14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ropertyusetype <text:s text:c="6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usegroup <text:s text:c="13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onstructiontype <text:s text:c="5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ountycode <text:s text:c="11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'02'::text 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partmentno <text:s text:c="10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es <text:s text:c="16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_city <text:s text:c="12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_state <text:s text:c="11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_zip <text:s text:c="13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wnercode <text:s text:c="12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ropclass <text:s text:c="12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astupdated <text:s text:c="10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astupdatedby <text:s text:c="8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ocationdescription <text:s text:c="2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atasource <text:s text:c="11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ontainsrentalunits <text:s text:c="2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vacant <text:s text:c="15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33">
          <table:table-cell office:value-type="string" calcext:value-type="string">
            <text:p>property_pk" PRIMARY KEY, btree (propertyid)</text:p>
            <text:p>    "property_address_idx" btree (address)</text:p>
            <text:p>Foreign-key constraints:</text:p>
            <text:p>    "datasource_id" FOREIGN KEY (datasource) REFERENCES datasource(sourceid)</text:p>
            <text:p>    "property_municode_fk" FOREIGN KEY (municipality_municode) REFERENCES municipality(municode)</text:p>
            <text:p>    "property_updatedby_fk" FOREIGN KEY (lastupdatedby) REFERENCES login(userid)</text:p>
            <text:p>Referenced by:</text:p>
            <text:p>    TABLE "ceactionrequest" CONSTRAINT "ceactionrequest_prop_fk" FOREIGN KEY (property_propertyid) REFERENCES property(propertyid)</text:p>
            <text:p>    TABLE "cecase" CONSTRAINT "cecase_propertyid_fk" FOREIGN KEY (property_propertyid) REFERENCES property(propertyid)</text:p>
            <text:p>    TABLE "loginobjecthistory" CONSTRAINT "hist_prop_fk" FOREIGN KEY (property_propertyid) REFERENCES property(propertyid)</text:p>
            <text:p>    TABLE "propertyexternaldata" CONSTRAINT "propertyexternaldata_propid_fk" FOREIGN KEY (property_propertyid) REFERENCES property(propertyid)</text:p>
            <text:p>    TABLE "propertyperson" CONSTRAINT "propertyperson_propid_fk" FOREIGN KEY (property_propertyid) REFERENCES property(propertyid)</text:p>
            <text:p>    TABLE "propertyphotodoc" CONSTRAINT "propertyphotodoc_prop_fk" FOREIGN KEY (property_propertyid) REFERENCES property(propertyid)</text:p>
            <text:p>    TABLE "propertyunit" CONSTRAINT "propertyunit_propertyid" FOREIGN KEY (property_propertyid) REFERENCES property(propertyid)</text:p>
            <text:p>    TABLE "propertyevent" CONSTRAINT "propevent_propertyid_fk" FOREIGN KEY (property_propertyid) REFERENCES property(propertyid)</text:p>
            <text:p/>
            <text:p>          Index "public.property_address_id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olumn <text:s/></text:p>
          </table:table-cell>
          <table:table-cell office:value-type="string" calcext:value-type="string">
            <text:p><text:s/>Type 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+------+------------+-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ddress </text:p>
          </table:table-cell>
          <table:table-cell office:value-type="string" calcext:value-type="string">
            <text:p><text:s/>text </text:p>
          </table:table-cell>
          <table:table-cell office:value-type="string" calcext:value-type="string">
            <text:p><text:s/>address <text:s text:c="3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tree</text:p>
          </table:table-cell>
          <table:table-cell office:value-type="string" calcext:value-type="string">
            <text:p><text:s/>for table "public.property"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7"/>Index "public.property_p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ropert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roperty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property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65"/>Table "public.propertyevent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9"/>Column <text:s text:c="8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8"/>Default <text:s text:c="18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-+--------------------------+-----------+----------+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eventid <text:s text:c="15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propevent_event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eeventcategory_catid <text:s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roperty_propertyid <text:s text:c="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ateofrecord <text:s text:c="10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eventtimestamp <text:s text:c="8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eventdescription <text:s text:c="6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ogin_userid <text:s text:c="10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isclosetomunicipality 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true <text:s text:c="3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isclosetopublic <text:s text:c="6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37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ctiveevent <text:s text:c="11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true <text:s text:c="38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hidden <text:s text:c="16"/></text:p>
          </table:table-cell>
          <table:table-cell office:value-type="string" calcext:value-type="string">
            <text:p><text:s/>boolean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style-name="ce8" office:value-type="string" calcext:value-type="string">
            <text:p><text:s/>false <text:s text:c="37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es <text:s text:c="1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3">
          <table:table-cell office:value-type="string" calcext:value-type="string">
            <text:p>propevent_eventid_pk" PRIMARY KEY, btree (eventid)</text:p>
            <text:p>Foreign-key constraints:</text:p>
            <text:p>    "propevent_ceeventcategory_fk" FOREIGN KEY (ceeventcategory_catid) REFERENCES ceeventcategory(categoryid)</text:p>
            <text:p>    "propevent_login_userid" FOREIGN KEY (login_userid) REFERENCES login(userid)</text:p>
            <text:p>    "propevent_propertyid_fk" FOREIGN KEY (property_propertyid) REFERENCES property(propertyid)</text:p>
            <text:p/>
            <text:p>                                                                    Table "public.propertyexternalda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Column <text:s text:c="8"/></text:p>
          </table:table-cell>
          <table:table-cell office:value-type="string" calcext:value-type="string">
            <text:p><text:s text:c="11"/>Type <text:s text:c="10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5"/>Default <text:s text:c="24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--+--------------------------+-----------+----------+-----------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extdataid <text:s text:c="1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propertyexternaldata_extdata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roperty_propertyid <text:s text:c="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wnername <text:s text:c="12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wnerphone <text:s text:c="11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_street <text:s text:c="7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_citystatezip <text:s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_city <text:s text:c="9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_state <text:s text:c="8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ddress_zip <text:s text:c="10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aleprice <text:s text:c="12"/></text:p>
          </table:table-cell>
          <table:table-cell office:value-type="string" calcext:value-type="string">
            <text:p><text:s/>numeric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main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aleyear <text:s text:c="13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ssessedlandvalue <text:s text:c="4"/></text:p>
          </table:table-cell>
          <table:table-cell office:value-type="string" calcext:value-type="string">
            <text:p><text:s/>numeric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main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ssessedbuildingvalue </text:p>
          </table:table-cell>
          <table:table-cell office:value-type="string" calcext:value-type="string">
            <text:p><text:s/>numeric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main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assessmentyear <text:s text:c="7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usecode <text:s text:c="14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yearbuilt <text:s text:c="12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ivingarea <text:s text:c="11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ondition <text:s text:c="12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axstatus <text:s text:c="12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axstatusyear <text:s text:c="8"/></text:p>
          </table:table-cell>
          <table:table-cell office:value-type="string" calcext:value-type="string">
            <text:p><text:s/>integer <text:s text:c="17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es <text:s text:c="16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astupdated <text:s text:c="10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7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ropertyexternaldata_extdataid_pk" PRIMARY KEY, btree (extdataid)</text:p>
            <text:p>Foreign-key constraints:</text:p>
            <text:p>    "propertyexternaldata_propid_fk" FOREIGN KEY (property_propertyid) REFERENCES property(propertyid)</text:p>
            <text:p/>
            <text:p>     Index "public.propertyexternaldata_extdataid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umn <text:s text:c="2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extdata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extdataid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propertyexternaldata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3"/>Sequence "public.propertyexternaldata_extdata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37"/>Table "public.propertyperson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+---------+-----------+----------+---------+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roperty_propert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erson_personid <text:s text:c="4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propertyperson_propid_pk" PRIMARY KEY, btree (property_propertyid, person_personid)</text:p>
            <text:p>Foreign-key constraints:</text:p>
            <text:p>    "propertyperson_personid_fk" FOREIGN KEY (person_personid) REFERENCES person(personid)</text:p>
            <text:p>    "propertyperson_propid_fk" FOREIGN KEY (property_propertyid) REFERENCES property(propertyid)</text:p>
            <text:p/>
            <text:p>                   Index "public.propertyperson_propid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5"/>Definition <text:s text:c="5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+---------+-------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roperty_propert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roperty_property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person_personid <text:s text:c="4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erson_personid <text:s text:c="4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propertyperson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36"/>Table "public.propertyphotodoc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+---------+-----------+----------+---------+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hotodoc_photodoc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roperty_propert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propertyphotodoc_pk" PRIMARY KEY, btree (photodoc_photodocid, property_propertyid)</text:p>
            <text:p>Foreign-key constraints:</text:p>
            <text:p>    "propertyphotodoc_pdid_fk" FOREIGN KEY (photodoc_photodocid) REFERENCES photodoc(photodocid)</text:p>
            <text:p>    "propertyphotodoc_prop_fk" FOREIGN KEY (property_propertyid) REFERENCES property(propertyid)</text:p>
            <text:p/>
            <text:p>                      Index "public.propertyphotodoc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5"/>Definition <text:s text:c="5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+---------+-------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hotodoc_photodoc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hotodoc_photodoc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property_propert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roperty_property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propertyphotodoc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56"/>Table "public.propertyunit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9"/>Default <text:s text:c="18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+---------+-----------+----------+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unitid <text:s text:c="13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propertunit_unit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unitnumber <text:s text:c="9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roperty_property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therknownaddress <text:s text:c="2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tes <text:s text:c="14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ental <text:s text:c="13"/></text:p>
          </table:table-cell>
          <table:table-cell office:value-type="string" calcext:value-type="string">
            <text:p><text:s/>boolean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5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4">
          <table:table-cell office:value-type="string" calcext:value-type="string">
            <text:p>unitid_pk" PRIMARY KEY, btree (unitid)</text:p>
            <text:p>Foreign-key constraints:</text:p>
            <text:p>    "propertyunit_propertyid" FOREIGN KEY (property_propertyid) REFERENCES property(propertyid)</text:p>
            <text:p>Referenced by:</text:p>
            <text:p>    TABLE "cecase" CONSTRAINT "cecase_unitid_fk" FOREIGN KEY (propertyunit_unitid) REFERENCES propertyunit(unitid)</text:p>
            <text:p>    TABLE "occupancyinspection" CONSTRAINT "occinspec_propunit_fk" FOREIGN KEY (propertyunit_id) REFERENCES propertyunit(unitid)</text:p>
            <text:p>    TABLE "propertyunitperson" CONSTRAINT "propertyunitperson_unitid_fk" FOREIGN KEY (propertyunit_unitid) REFERENCES propertyunit(unitid)</text:p>
            <text:p/>
            <text:p>                                   Table "public.propertyunitpers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+---------+-----------+----------+---------+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ropertyunit_uni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person_personid <text:s text:c="4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propertyunitperson_unitid_pk" PRIMARY KEY, btree (propertyunit_unitid, person_personid)</text:p>
            <text:p>Foreign-key constraints:</text:p>
            <text:p>    "propertyunitperson_personid_fk" FOREIGN KEY (person_personid) REFERENCES person(personid)</text:p>
            <text:p>    "propertyunitperson_unitid_fk" FOREIGN KEY (propertyunit_unitid) REFERENCES propertyunit(unitid)</text:p>
            <text:p/>
            <text:p>                 Index "public.propertyunitperson_unitid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5"/>Definition <text:s text:c="5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+---------+-------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ropertyunit_uni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ropertyunit_unit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person_personid <text:s text:c="4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erson_personid <text:s text:c="4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propertyunitperson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60"/>Table "public.propertyusetype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Column <text:s text:c="6"/></text:p>
          </table:table-cell>
          <table:table-cell office:value-type="string" calcext:value-type="string">
            <text:p><text:s text:c="10"/>Type <text:s text:c="9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7"/>Default <text:s text:c="17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+------------------------+-----------+----------+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ropertyusetypeid </text:p>
          </table:table-cell>
          <table:table-cell office:value-type="string" calcext:value-type="string">
            <text:p><text:s/>integer <text:s text:c="15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propertyusetype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ame <text:s text:c="13"/></text:p>
          </table:table-cell>
          <table:table-cell office:value-type="string" calcext:value-type="string">
            <text:p><text:s/>character varying(50) 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escription <text:s text:c="6"/></text:p>
          </table:table-cell>
          <table:table-cell office:value-type="string" calcext:value-type="string">
            <text:p><text:s/>character varying(100)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4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7">
          <table:table-cell office:value-type="string" calcext:value-type="string">
            <text:p>propertyusetype_pk" PRIMARY KEY, btree (propertyusetypeid)</text:p>
            <text:p/>
            <text:p>                    Index "public.propertyusetype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Column <text:s text:c="6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4"/>Definition <text:s text:c="4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+---------+-----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propertyusetyp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propertyusetype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propertyusetype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20"/>Sequence "public.propertyusetype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1"/>Index "public.propevent_eventid_p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ev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eventid <text:s text:c="3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propertyevent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9"/>Sequence "public.propevent_event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51"/>Table "public.space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3"/>Default <text:s text:c="13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+---------+-----------+----------+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paceid <text:s text:c="5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space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ame <text:s text:c="8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pacetype_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pace_pkey" PRIMARY KEY, btree (spaceid)</text:p>
            <text:p>Foreign-key constraints:</text:p>
            <text:p>    "spacetype_fk" FOREIGN KEY (spacetype_id) REFERENCES spacetype(spacetypeid)</text:p>
            <text:p/>
            <text:p>                Index "public.space_pke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pac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spaceid <text:s text:c="3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space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50"/>Table "public.spaceelement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Column <text:s text:c="4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6"/>Default <text:s text:c="15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+---------+-----------+----------+---------------------------------------+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paceelem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spaceelement_seq'::regclass)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pace_id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odeelement_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3">
          <table:table-cell office:value-type="string" calcext:value-type="string">
            <text:p>spaceelementid_pk" PRIMARY KEY, btree (spaceelementid)</text:p>
            <text:p>Foreign-key constraints:</text:p>
            <text:p>    "codelementid_fk" FOREIGN KEY (codeelement_id) REFERENCES codeelement(elementid)</text:p>
            <text:p>Referenced by:</text:p>
            <text:p>    TABLE "checklistspaceelement" CONSTRAINT "checklsitspacelement_spaceelementid_fk" FOREIGN KEY (spaceelement_id) REFERENCES spaceelement(spaceelementid)</text:p>
            <text:p/>
            <text:p>                      Sequence "public.spaceelement_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8"/>Index "public.spaceelementid_p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Column <text:s text:c="4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3"/>Definition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+---------+--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paceelem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spaceelement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spaceelement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24"/>Sequence "public.space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55"/>Table "public.spacetype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0"/>Default <text:s text:c="20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+---------+-----------+----------+--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pacetyp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spacetype_spacetype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pacetitle <text:s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8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pacetype_spacetypeid_pk" PRIMARY KEY, btree (spacetypeid)</text:p>
            <text:p>Referenced by:</text:p>
            <text:p>    TABLE "space" CONSTRAINT "spacetype_fk" FOREIGN KEY (spacetype_id) REFERENCES spacetype(spacetypeid)</text:p>
            <text:p/>
            <text:p>           Index "public.spacetype_spacetypeid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lumn <text:s text:c="3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text:s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+---------+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pacetype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spacetype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spacetype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7"/>Sequence "public.spacetype_spacetype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4"/>Index "public.systemimprovements_pkey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Column <text:s text:c="4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 text:c="2"/>Definition <text:s text:c="2"/>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+---------+---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improvemen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improvementid 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improvementsuggestion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57"/>Table "public.textblock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Column <text:s text:c="7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18"/>Default <text:s text:c="18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------+---------+-----------+----------+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lockid <text:s text:c="12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textblock_block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blockcategory_ca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uni_municode <text:s text:c="6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blockname <text:s text:c="10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blocktext <text:s text:c="10"/>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4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textblock_blockid_pk" PRIMARY KEY, btree (blockid)</text:p>
            <text:p>Foreign-key constraints:</text:p>
            <text:p>    "blockcategory_catid_fk" FOREIGN KEY (blockcategory_catid) REFERENCES textblockcategory(categoryid)</text:p>
            <text:p>    "muni_municode_fk" FOREIGN KEY (muni_municode) REFERENCES municipality(municode)</text:p>
            <text:p/>
            <text:p>           Index "public.textblock_blockid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olumn <text:s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lock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blockid <text:s text:c="3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textblock"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19"/>Sequence "public.textblock_blockid_seq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ype <text:s/></text:p>
          </table:table-cell>
          <table:table-cell office:value-type="string" calcext:value-type="string">
            <text:p><text:s/>Start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 text:c="7"/>Maximum <text:s text:c="6"/></text:p>
          </table:table-cell>
          <table:table-cell office:value-type="string" calcext:value-type="string">
            <text:p><text:s/>Increment </text:p>
          </table:table-cell>
          <table:table-cell office:value-type="string" calcext:value-type="string">
            <text:p><text:s/>Cycles? </text:p>
          </table:table-cell>
          <table:table-cell office:value-type="string" calcext:value-type="string">
            <text:p><text:s/>Cache </text:p>
          </table:table-cell>
          <table:table-cell/>
        </table:table-row>
        <table:table-row table:style-name="ro1">
          <table:table-cell office:value-type="string" calcext:value-type="string">
            <text:p>--------+-------+---------+---------------------+-----------+---------+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igint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 <text:s text:c="5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 text:c="54"/>Table "public.textblockcategory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Column <text:s text:c="4"/>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Collation </text:p>
          </table:table-cell>
          <table:table-cell office:value-type="string" calcext:value-type="string">
            <text:p><text:s/>Nullable </text:p>
          </table:table-cell>
          <table:table-cell office:value-type="string" calcext:value-type="string">
            <text:p><text:s text:c="22"/>Default <text:s text:c="21"/></text:p>
          </table:table-cell>
          <table:table-cell office:value-type="string" calcext:value-type="string">
            <text:p><text:s/>Storage <text:s/></text:p>
          </table:table-cell>
          <table:table-cell office:value-type="string" calcext:value-type="string">
            <text:p><text:s/>Stats target </text:p>
          </table:table-cell>
          <table:table-cell office:value-type="string" calcext:value-type="string">
            <text:p><text:s/>Description </text:p>
          </table:table-cell>
        </table:table-row>
        <table:table-row table:style-name="ro1">
          <table:table-cell office:value-type="string" calcext:value-type="string">
            <text:p>---------------+---------+-----------+----------+---------------------------------------------------+----------+--------------+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ategoryid <text:s text:c="3"/>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/>nextval('blockcategory_category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ategorytitle </text:p>
          </table:table-cell>
          <table:table-cell office:value-type="string" calcext:value-type="string">
            <text:p><text:s/>text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not null </text:p>
          </table:table-cell>
          <table:table-cell office:value-type="string" calcext:value-type="string">
            <text:p><text:s text:c="5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lockcategory_catid_pk" PRIMARY KEY, btree (categoryid)</text:p>
            <text:p>Referenced by:</text:p>
            <text:p>    TABLE "textblock" CONSTRAINT "blockcategory_catid_fk" FOREIGN KEY (blockcategory_catid) REFERENCES textblockcategory(categoryid)</text:p>
            <text:p/>
            <text:p>                Index "public.unitid_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Column </text:p>
          </table:table-cell>
          <table:table-cell office:value-type="string" calcext:value-type="string">
            <text:p><text:s text:c="2"/>Type <text:s text:c="2"/></text:p>
          </table:table-cell>
          <table:table-cell office:value-type="string" calcext:value-type="string">
            <text:p><text:s/>Definition </text:p>
          </table:table-cell>
          <table:table-cell office:value-type="string" calcext:value-type="string">
            <text:p><text:s/>Storage </text:p>
          </table:table-cell>
          <table:table-cell office:value-type="string" calcext:value-type="string">
            <text:p><text:s/>Stats targ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+---------+------------+---------+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unitid </text:p>
          </table:table-cell>
          <table:table-cell office:value-type="string" calcext:value-type="string">
            <text:p><text:s/>integer </text:p>
          </table:table-cell>
          <table:table-cell office:value-type="string" calcext:value-type="string">
            <text:p><text:s/>unitid <text:s text:c="4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<text:s/>btree</text:p>
          </table:table-cell>
          <table:table-cell office:value-type="string" calcext:value-type="string">
            <text:p><text:s/>for table "public.propertyunit"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4T02:04:34.625882417</dc:date>
    <meta:editing-duration>PT18M</meta:editing-duration>
    <meta:editing-cycles>4</meta:editing-cycles>
    <meta:generator>LibreOffice/5.1.6.2$Linux_X86_64 LibreOffice_project/10m0$Build-2</meta:generator>
    <meta:document-statistic meta:table-count="2" meta:cell-count="10023" meta:object-count="0"/>
  </office:meta>
</office:document-meta>
</file>